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1.8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 style:data-style-name="N113">
      <style:table-cell-properties fo:border-bottom="none" fo:background-color="#dddddd" fo:border-left="0.06pt solid #000000" fo:border-right="none" fo:border-top="none"/>
    </style:style>
    <style:style style:name="ce7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13">
      <style:table-cell-properties fo:border-bottom="none" fo:background-color="#dddddd" fo:border-left="none" fo:border-right="none" fo:border-top="0.06pt solid #000000"/>
    </style:style>
    <style:style style:name="ce11" style:family="table-cell" style:parent-style-name="Default" style:data-style-name="N113">
      <style:table-cell-properties fo:background-color="#dddddd"/>
    </style:style>
    <style:style style:name="ce12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 style:data-style-name="N113">
      <style:table-cell-properties fo:background-color="#dddddd" fo:border="none"/>
      <style:text-properties fo:font-weight="bold" style:font-weight-asian="bold" style:font-weight-complex="bold"/>
    </style:style>
    <style:style style:name="ce14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/>
    </style:style>
    <style:style style:name="ce16" style:family="table-cell" style:parent-style-name="Default" style:data-style-name="N113">
      <style:table-cell-properties fo:background-color="#dddddd" fo:border="none"/>
    </style:style>
    <style:style style:name="ce17" style:family="table-cell" style:parent-style-name="Default" style:data-style-name="N113">
      <style:table-cell-properties fo:border-bottom="0.06pt solid #000000" fo:background-color="#dddddd" fo:border-left="none" fo:border-right="none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113">
      <style:table-cell-properties fo:background-color="transparent"/>
    </style:style>
    <style:style style:name="ce21" style:family="table-cell" style:parent-style-name="Default" style:data-style-name="N113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4" style:family="table-cell" style:parent-style-name="Default" style:data-style-name="N113">
      <style:table-cell-properties fo:background-color="transparent" fo:border="none"/>
    </style:style>
    <style:style style:name="ce25" style:family="table-cell" style:parent-style-name="Default" style:data-style-name="N113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 style:data-style-name="N113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3">
      <style:table-cell-properties fo:background-color="transparent" fo:border="none"/>
      <style:text-properties fo:font-weight="bold" style:font-weight-asian="bold" style:font-weight-complex="bold"/>
    </style:style>
    <style:style style:name="ce30" style:family="table-cell" style:parent-style-name="Default" style:data-style-name="N113">
      <style:text-properties fo:font-weight="normal" style:font-weight-asian="normal" style:font-weight-complex="normal"/>
    </style:style>
    <style:style style:name="ce31" style:family="table-cell" style:parent-style-name="Default" style:data-style-name="N113">
      <style:table-cell-properties fo:background-color="#dddddd"/>
      <style:text-properties fo:color="#00cc00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 style:data-style-name="N113">
      <style:table-cell-properties fo:background-color="transparent"/>
      <style:text-properties fo:color="#00cc00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/>
    </style:style>
    <style:style style:name="ce36" style:family="table-cell" style:parent-style-name="Default" style:data-style-name="N113">
      <style:table-cell-properties fo:border-bottom="none" fo:background-color="transparent" fo:border-left="none" fo:border-right="0.06pt solid #000000" fo:border-top="0.06pt solid #000000"/>
    </style:style>
    <style:style style:name="ce37" style:family="table-cell" style:parent-style-name="Default" style:data-style-name="N113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</style:style>
    <style:style style:name="ce40" style:family="table-cell" style:parent-style-name="Default" style:data-style-name="N113">
      <style:table-cell-properties fo:border-bottom="0.06pt solid #000000" fo:border-left="0.06pt solid #000000" fo:border-right="none" fo:border-top="0.06pt solid #000000"/>
    </style:style>
    <style:style style:name="ce41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119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 style:data-style-name="N119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 style:data-style-name="N119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 style:data-style-name="N119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119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default-cell-style-name="ce12"/>
        <table:table-column table:style-name="co9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37"/>
        <table:table-column table:style-name="co5" table:default-cell-style-name="ce6"/>
        <table:table-column table:style-name="co4" table:default-cell-style-name="ce16"/>
        <table:table-column table:style-name="co10" table:default-cell-style-name="ce43"/>
        <table:table-column table:style-name="co11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96" table:number-rows-spanned="1">
            <text:p>MEAN TOTAL TIMES PER PROGRAM (s)</text:p>
          </table:table-cell>
          <table:covered-table-cell table:number-columns-repeated="4" table:style-name="ce2"/>
          <table:covered-table-cell table:number-columns-repeated="20" table:style-name="Default"/>
          <table:covered-table-cell table:number-columns-repeated="3"/>
          <table:covered-table-cell table:number-columns-repeated="27" table:style-name="Default"/>
          <table:covered-table-cell table:number-columns-repeated="3"/>
          <table:covered-table-cell table:number-columns-repeated="9" table:style-name="Default"/>
          <table:covered-table-cell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  <table:table-cell table:style-name="Default" table:number-columns-repeated="5"/>
          <table:table-cell/>
          <table:table-cell table:style-name="ce3" office:value-type="string" calcext:value-type="string" table:number-columns-spanned="2" table:number-rows-spanned="1">
            <text:p>timeout bounds</text:p>
          </table:table-cell>
          <table:covered-table-cell table:style-name="ce4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a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copy_intro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e-fact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e-simpl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hors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hrec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intro1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intro3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l-zipmap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l-zipunzip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ax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c91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c91-e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ult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ult-e</text:p>
          </table:table-cell>
          <table:covered-table-cell table:number-columns-repeated="4" table:style-name="ce4"/>
          <table:table-cell table:style-name="ce32" office:value-type="string" calcext:value-type="string" table:number-columns-spanned="5" table:number-rows-spanned="1">
            <text:p>repeat-e</text:p>
          </table:table-cell>
          <table:covered-table-cell table:number-columns-repeated="4" table:style-name="ce33"/>
          <table:table-cell table:style-name="ce3" office:value-type="string" calcext:value-type="string" table:number-columns-spanned="5" table:number-rows-spanned="1">
            <text:p>r-lo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r-lock-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sum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sum-e</text:p>
          </table:table-cell>
          <table:covered-table-cell table:number-columns-repeated="4" table:style-name="ce1"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style-name="ce4"/>
          <table:covered-table-cell table:style-name="ce1"/>
          <table:table-cell office:value-type="string" calcext:value-type="string">
            <text:p>ack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bound</text:p>
          </table:table-cell>
        </table:table-row>
        <table:table-row table:style-name="ro1">
          <table:table-cell table:style-name="ce1" office:value-type="string" calcext:value-type="string">
            <text:p>boun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±error</text:p>
          </table:table-cell>
          <table:table-cell table:style-name="ce33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% error</text:p>
          </table:table-cell>
          <table:table-cell office:value-type="string" calcext:value-type="string">
            <text:p>copy_intro</text:p>
          </table:table-cell>
          <table:table-cell table:style-name="ce46" office:value-type="string" calcext:value-type="string">
            <text:p>hrec</text:p>
          </table:table-cell>
          <table:table-cell table:style-name="ce49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015" calcext:value-type="float">
            <text:p>0.015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B4:.D4])-MIN([.B4:.D4]))/2)" office:value-type="float" office:value="0.0025" calcext:value-type="float">
            <text:p>0.003</text:p>
          </table:table-cell>
          <table:table-cell table:style-name="ce10" table:formula="of:=AVERAGE([.B4:.D4])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G4:.I4])-MIN([.G4:.I4]))/2)" office:value-type="float" office:value="0.000999999999999999" calcext:value-type="float">
            <text:p>0.001</text:p>
          </table:table-cell>
          <table:table-cell table:style-name="ce19" table:formula="of:=AVERAGE([.G4:.I4])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L4:.N4])-MIN([.L4:.N4]))/2)" office:value-type="float" office:value="0.000999999999999999" calcext:value-type="float">
            <text:p>0.001</text:p>
          </table:table-cell>
          <table:table-cell table:style-name="ce10" table:formula="of:=AVERAGE([.L4:.N4])" office:value-type="float" office:value="0.01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table:formula="of:=((MAX([.Q4:.S4])-MIN([.Q4:.S4]))/2)" office:value-type="float" office:value="0.0005" calcext:value-type="float">
            <text:p>0.000</text:p>
          </table:table-cell>
          <table:table-cell table:style-name="ce19" table:formula="of:=AVERAGE([.Q4:.S4])" office:value-type="float" office:value="0.00933333333333333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V4:.X4])-MIN([.V4:.X4]))/2)" office:value-type="float" office:value="0.000999999999999999" calcext:value-type="float">
            <text:p>0.001</text:p>
          </table:table-cell>
          <table:table-cell table:style-name="ce10" table:formula="of:=AVERAGE([.V4:.X4])" office:value-type="float" office:value="0.01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AA4:.AC4])-MIN([.AA4:.AC4]))/2)" office:value-type="float" office:value="0.0005" calcext:value-type="float">
            <text:p>0.000</text:p>
          </table:table-cell>
          <table:table-cell table:style-name="ce19" table:formula="of:=AVERAGE([.AA4:.AC4])" office:value-type="float" office:value="0.00966666666666667" calcext:value-type="float">
            <text:p>0.010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AF4:.AH4])-MIN([.AF4:.AH4]))/2)" office:value-type="float" office:value="0.0005" calcext:value-type="float">
            <text:p>0.000</text:p>
          </table:table-cell>
          <table:table-cell table:style-name="ce10" table:formula="of:=AVERAGE([.AF4:.AH4])" office:value-type="float" office:value="0.00933333333333333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AK4:.AM4])-MIN([.AK4:.AM4]))/2)" office:value-type="float" office:value="0.000999999999999999" calcext:value-type="float">
            <text:p>0.001</text:p>
          </table:table-cell>
          <table:table-cell table:style-name="ce19" table:formula="of:=AVERAGE([.AK4:.AM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AP4:.AR4])-MIN([.AP4:.AR4]))/2)" office:value-type="float" office:value="0.0005" calcext:value-type="float">
            <text:p>0.000</text:p>
          </table:table-cell>
          <table:table-cell table:style-name="ce10" table:formula="of:=AVERAGE([.AP4:.AR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09" calcext:value-type="float">
            <text:p>0.009</text:p>
          </table:table-cell>
          <table:table-cell table:style-name="ce19" table:formula="of:=((MAX([.AU4:.AW4])-MIN([.AU4:.AW4]))/2)" office:value-type="float" office:value="0" calcext:value-type="float">
            <text:p>0.000</text:p>
          </table:table-cell>
          <table:table-cell table:style-name="ce19" table:formula="of:=AVERAGE([.AU4:.AW4])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style-name="ce10" table:formula="of:=((MAX([.AZ4:.BB4])-MIN([.AZ4:.BB4]))/2)" office:value-type="float" office:value="0.0005" calcext:value-type="float">
            <text:p>0.000</text:p>
          </table:table-cell>
          <table:table-cell table:style-name="ce10" table:formula="of:=AVERAGE([.AZ4:.BB4])" office:value-type="float" office:value="0.0103333333333333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style-name="ce19" table:formula="of:=((MAX([.BE4:.BG4])-MIN([.BE4:.BG4]))/2)" office:value-type="float" office:value="0" calcext:value-type="float">
            <text:p>0.000</text:p>
          </table:table-cell>
          <table:table-cell table:style-name="ce19" table:formula="of:=AVERAGE([.BE4:.BG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BJ4:.BL4])-MIN([.BJ4:.BL4]))/2)" office:value-type="float" office:value="0.0005" calcext:value-type="float">
            <text:p>0.000</text:p>
          </table:table-cell>
          <table:table-cell table:style-name="ce10" table:formula="of:=AVERAGE([.BJ4:.BL4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table:formula="of:=((MAX([.BO4:.BQ4])-MIN([.BO4:.BQ4]))/2)" office:value-type="float" office:value="0.0005" calcext:value-type="float">
            <text:p>0.000</text:p>
          </table:table-cell>
          <table:table-cell table:style-name="ce19" table:formula="of:=AVERAGE([.BO4:.BQ4])" office:value-type="float" office:value="0.00933333333333333" calcext:value-type="float">
            <text:p>0.009</text:p>
          </table:table-cell>
          <table:table-cell table:number-columns-repeated="3" table:style-name="ce10" office:value-type="float" office:value="0.01" calcext:value-type="float">
            <text:p>0.010</text:p>
          </table:table-cell>
          <table:table-cell table:style-name="ce10" table:formula="of:=((MAX([.BT4:.BV4])-MIN([.BT4:.BV4]))/2)" office:value-type="float" office:value="0" calcext:value-type="float">
            <text:p>0.000</text:p>
          </table:table-cell>
          <table:table-cell table:style-name="ce10" table:formula="of:=AVERAGE([.BT4:.BV4])" office:value-type="float" office:value="0.01" calcext:value-type="float">
            <text:p>0.010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BY4:.CA4])-MIN([.BY4:.CA4]))/2)" office:value-type="float" office:value="0.0005" calcext:value-type="float">
            <text:p>0.000</text:p>
          </table:table-cell>
          <table:table-cell table:style-name="ce19" table:formula="of:=AVERAGE([.BY4:.CA4])" office:value-type="float" office:value="0.0103333333333333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CD4:.CF4])-MIN([.CD4:.CF4]))/2)" office:value-type="float" office:value="0.0005" calcext:value-type="float">
            <text:p>0.000</text:p>
          </table:table-cell>
          <table:table-cell table:style-name="ce10" table:formula="of:=AVERAGE([.CD4:.CF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style-name="ce19" table:formula="of:=((MAX([.CI4:.CK4])-MIN([.CI4:.CK4]))/2)" office:value-type="float" office:value="0" calcext:value-type="float">
            <text:p>0.000</text:p>
          </table:table-cell>
          <table:table-cell table:style-name="ce19" table:formula="of:=AVERAGE([.CI4:.CK4])" office:value-type="float" office:value="0.01" calcext:value-type="float">
            <text:p>0.010</text:p>
          </table:table-cell>
          <table:table-cell table:number-columns-repeated="3" table:style-name="ce10" office:value-type="float" office:value="0.009" calcext:value-type="float">
            <text:p>0.009</text:p>
          </table:table-cell>
          <table:table-cell table:style-name="ce10" table:formula="of:=((MAX([.CN4:.CP4])-MIN([.CN4:.CP4]))/2)" office:value-type="float" office:value="0" calcext:value-type="float">
            <text:p>0.000</text:p>
          </table:table-cell>
          <table:table-cell table:style-name="ce10" table:formula="of:=AVERAGE([.CN4:.CP4])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CS4:.CU4])-MIN([.CS4:.CU4]))/2)" office:value-type="float" office:value="0.001" calcext:value-type="float">
            <text:p>0.001</text:p>
          </table:table-cell>
          <table:table-cell table:style-name="ce36" table:formula="of:=AVERAGE([.CS4:.CU4])" office:value-type="float" office:value="0.011" calcext:value-type="float">
            <text:p>0.011</text:p>
          </table:table-cell>
          <table:table-cell table:style-name="ce5" table:formula="of:=AVERAGE([.E4];[.J4];[.O4];[.T4];[.Y4];[.AD4];[.AI4];[.AN4];[.AS4];[.AX4];[.BC4];[.BH4];[.BM4];[.BR4];[.BW4];[.CB4];[.CG4];[.CL4];[.CQ4];[.CV4])" office:value-type="float" office:value="0.0006" calcext:value-type="float">
            <text:p>0.001</text:p>
          </table:table-cell>
          <table:table-cell table:style-name="ce10" table:formula="of:=AVERAGE([.F4];[.K4];[.P4];[.U4];[.Z4];[.AE4];[.AJ4];[.AO4];[.AT4];[.AY4];[.BD4];[.BI4];[.BN4];[.BS4];[.BX4];[.CC4];[.CH4];[.CM4];[.CR4];[.CW4])" office:value-type="float" office:value="0.00991666666666667" calcext:value-type="float">
            <text:p>0.010</text:p>
          </table:table-cell>
          <table:table-cell table:style-name="ce42" table:formula="of:=([.CX4]/[.CY4])*100" office:value-type="float" office:value="6.05042016806722" calcext:value-type="float">
            <text:p>6.1</text:p>
          </table:table-cell>
          <table:table-cell office:value-type="string" calcext:value-type="string">
            <text:p>e-fact</text:p>
          </table:table-cell>
          <table:table-cell table:style-name="ce47" office:value-type="string" calcext:value-type="string">
            <text:p>ack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013" calcext:value-type="float">
            <text:p>0.013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formula="of:=((MAX([.B5:.D5])-MIN([.B5:.D5]))/2)" office:value-type="float" office:value="0.0005" calcext:value-type="float">
            <text:p>0.001</text:p>
          </table:table-cell>
          <table:table-cell table:formula="of:=AVERAGE([.B5:.D5])" office:value-type="float" office:value="0.0126666666666667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G5:.I5])-MIN([.G5:.I5]))/2)" office:value-type="float" office:value="0.0025" calcext:value-type="float">
            <text:p>0.003</text:p>
          </table:table-cell>
          <table:table-cell table:formula="of:=AVERAGE([.G5:.I5])" office:value-type="float" office:value="0.0126666666666667" calcext:value-type="float">
            <text:p>0.013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L5:.N5])-MIN([.L5:.N5]))/2)" office:value-type="float" office:value="0.0005" calcext:value-type="float">
            <text:p>0.000</text:p>
          </table:table-cell>
          <table:table-cell table:formula="of:=AVERAGE([.L5:.N5])" office:value-type="float" office:value="0.00933333333333333" calcext:value-type="float">
            <text:p>0.009</text:p>
          </table:table-cell>
          <table:table-cell table:number-columns-repeated="2"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Q5:.S5])-MIN([.Q5:.S5]))/2)" office:value-type="float" office:value="0.0005" calcext:value-type="float">
            <text:p>0.000</text:p>
          </table:table-cell>
          <table:table-cell table:formula="of:=AVERAGE([.Q5:.S5])" office:value-type="float" office:value="0.00933333333333333" calcext:value-type="float">
            <text:p>0.009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V5:.X5])-MIN([.V5:.X5]))/2)" office:value-type="float" office:value="0.0015" calcext:value-type="float">
            <text:p>0.002</text:p>
          </table:table-cell>
          <table:table-cell table:formula="of:=AVERAGE([.V5:.X5])" office:value-type="float" office:value="0.0103333333333333" calcext:value-type="float">
            <text:p>0.010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A5:.AC5])-MIN([.AA5:.AC5]))/2)" office:value-type="float" office:value="0.0005" calcext:value-type="float">
            <text:p>0.000</text:p>
          </table:table-cell>
          <table:table-cell table:formula="of:=AVERAGE([.AA5:.AC5])" office:value-type="float" office:value="0.00966666666666667" calcext:value-type="float">
            <text:p>0.010</text:p>
          </table:table-cell>
          <table:table-cell table:number-columns-repeated="3" table:style-name="ce11" office:value-type="float" office:value="0.009" calcext:value-type="float">
            <text:p>0.009</text:p>
          </table:table-cell>
          <table:table-cell table:formula="of:=((MAX([.AF5:.AH5])-MIN([.AF5:.AH5]))/2)" office:value-type="float" office:value="0" calcext:value-type="float">
            <text:p>0.000</text:p>
          </table:table-cell>
          <table:table-cell table:formula="of:=AVERAGE([.AF5:.AH5])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AK5:.AM5])-MIN([.AK5:.AM5]))/2)" office:value-type="float" office:value="0.0005" calcext:value-type="float">
            <text:p>0.000</text:p>
          </table:table-cell>
          <table:table-cell table:formula="of:=AVERAGE([.AK5:.AM5])" office:value-type="float" office:value="0.0103333333333333" calcext:value-type="float">
            <text:p>0.010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AP5:.AR5])-MIN([.AP5:.AR5]))/2)" office:value-type="float" office:value="0.001" calcext:value-type="float">
            <text:p>0.001</text:p>
          </table:table-cell>
          <table:table-cell table:formula="of:=AVERAGE([.AP5:.AR5])" office:value-type="float" office:value="0.013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U5:.AW5])-MIN([.AU5:.AW5]))/2)" office:value-type="float" office:value="0.0005" calcext:value-type="float">
            <text:p>0.000</text:p>
          </table:table-cell>
          <table:table-cell table:formula="of:=AVERAGE([.AU5:.AW5])" office:value-type="float" office:value="0.00933333333333333" calcext:value-type="float">
            <text:p>0.009</text:p>
          </table:table-cell>
          <table:table-cell table:number-columns-repeated="2"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AZ5:.BB5])-MIN([.AZ5:.BB5]))/2)" office:value-type="float" office:value="0.0005" calcext:value-type="float">
            <text:p>0.000</text:p>
          </table:table-cell>
          <table:table-cell table:formula="of:=AVERAGE([.AZ5:.BB5])" office:value-type="float" office:value="0.0103333333333333" calcext:value-type="float">
            <text:p>0.010</text:p>
          </table:table-cell>
          <table:table-cell table:number-columns-repeated="2"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BE5:.BG5])-MIN([.BE5:.BG5]))/2)" office:value-type="float" office:value="0.0005" calcext:value-type="float">
            <text:p>0.000</text:p>
          </table:table-cell>
          <table:table-cell table:formula="of:=AVERAGE([.BE5:.BG5])" office:value-type="float" office:value="0.0106666666666667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11" calcext:value-type="float">
            <text:p>0.011</text:p>
          </table:table-cell>
          <table:table-cell table:formula="of:=((MAX([.BJ5:.BL5])-MIN([.BJ5:.BL5]))/2)" office:value-type="float" office:value="0.001" calcext:value-type="float">
            <text:p>0.001</text:p>
          </table:table-cell>
          <table:table-cell table:formula="of:=AVERAGE([.BJ5:.BL5])" office:value-type="float" office:value="0.011" calcext:value-type="float">
            <text:p>0.011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BO5:.BQ5])-MIN([.BO5:.BQ5]))/2)" office:value-type="float" office:value="0.0005" calcext:value-type="float">
            <text:p>0.001</text:p>
          </table:table-cell>
          <table:table-cell table:formula="of:=AVERAGE([.BO5:.BQ5])" office:value-type="float" office:value="0.0113333333333333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formula="of:=((MAX([.BT5:.BV5])-MIN([.BT5:.BV5]))/2)" office:value-type="float" office:value="0.0005" calcext:value-type="float">
            <text:p>0.000</text:p>
          </table:table-cell>
          <table:table-cell table:formula="of:=AVERAGE([.BT5:.BV5])" office:value-type="float" office:value="0.0103333333333333" calcext:value-type="float">
            <text:p>0.010</text:p>
          </table:table-cell>
          <table:table-cell table:style-name="ce34" office:value-type="float" office:value="0.01" calcext:value-type="float">
            <text:p>0.010</text:p>
          </table:table-cell>
          <table:table-cell table:style-name="ce34" office:value-type="float" office:value="0.011" calcext:value-type="float">
            <text:p>0.011</text:p>
          </table:table-cell>
          <table:table-cell table:style-name="ce34" office:value-type="float" office:value="0.01" calcext:value-type="float">
            <text:p>0.010</text:p>
          </table:table-cell>
          <table:table-cell table:formula="of:=((MAX([.BY5:.CA5])-MIN([.BY5:.CA5]))/2)" office:value-type="float" office:value="0.0005" calcext:value-type="float">
            <text:p>0.000</text:p>
          </table:table-cell>
          <table:table-cell table:formula="of:=AVERAGE([.BY5:.CA5])" office:value-type="float" office:value="0.0103333333333333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CD5:.CF5])-MIN([.CD5:.CF5]))/2)" office:value-type="float" office:value="0.0015" calcext:value-type="float">
            <text:p>0.002</text:p>
          </table:table-cell>
          <table:table-cell table:formula="of:=AVERAGE([.CD5:.CF5])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formula="of:=((MAX([.CI5:.CK5])-MIN([.CI5:.CK5]))/2)" office:value-type="float" office:value="0.0005" calcext:value-type="float">
            <text:p>0.000</text:p>
          </table:table-cell>
          <table:table-cell table:formula="of:=AVERAGE([.CI5:.CK5])" office:value-type="float" office:value="0.0103333333333333" calcext:value-type="float">
            <text:p>0.010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CN5:.CP5])-MIN([.CN5:.CP5]))/2)" office:value-type="float" office:value="0.0005" calcext:value-type="float">
            <text:p>0.000</text:p>
          </table:table-cell>
          <table:table-cell table:formula="of:=AVERAGE([.CN5:.CP5])" office:value-type="float" office:value="0.0103333333333333" calcext:value-type="float">
            <text:p>0.010</text:p>
          </table:table-cell>
          <table:table-cell table:number-columns-repeated="3" table:style-name="ce34" office:value-type="float" office:value="0.01" calcext:value-type="float">
            <text:p>0.010</text:p>
          </table:table-cell>
          <table:table-cell table:formula="of:=((MAX([.CS5:.CU5])-MIN([.CS5:.CU5]))/2)" office:value-type="float" office:value="0" calcext:value-type="float">
            <text:p>0.000</text:p>
          </table:table-cell>
          <table:table-cell table:formula="of:=AVERAGE([.CS5:.CU5])" office:value-type="float" office:value="0.01" calcext:value-type="float">
            <text:p>0.010</text:p>
          </table:table-cell>
          <table:table-cell table:formula="of:=AVERAGE([.E5];[.J5];[.O5];[.T5];[.Y5];[.AD5];[.AI5];[.AN5];[.AS5];[.AX5];[.BC5];[.BH5];[.BM5];[.BR5];[.BW5];[.CB5];[.CG5];[.CL5];[.CQ5];[.CV5])" office:value-type="float" office:value="0.0007" calcext:value-type="float">
            <text:p>0.001</text:p>
          </table:table-cell>
          <table:table-cell table:formula="of:=AVERAGE([.F5];[.K5];[.P5];[.U5];[.Z5];[.AE5];[.AJ5];[.AO5];[.AT5];[.AY5];[.BD5];[.BI5];[.BN5];[.BS5];[.BX5];[.CC5];[.CH5];[.CM5];[.CR5];[.CW5])" office:value-type="float" office:value="0.0106166666666667" calcext:value-type="float">
            <text:p>0.011</text:p>
          </table:table-cell>
          <table:table-cell table:formula="of:=([.CX5]/[.CY5])*100" office:value-type="float" office:value="6.59340659340659" calcext:value-type="float">
            <text:p>6.6</text:p>
          </table:table-cell>
          <table:table-cell office:value-type="string" calcext:value-type="string">
            <text:p>e-simple</text:p>
          </table:table-cell>
          <table:table-cell table:style-name="ce48" office:value-type="string" calcext:value-type="string">
            <text:p>mc91</text:p>
          </table:table-cell>
          <table:table-cell table:style-name="ce5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.019" calcext:value-type="float">
            <text:p>0.019</text:p>
          </table:table-cell>
          <table:table-cell table:style-name="ce11" office:value-type="float" office:value="0.02" calcext:value-type="float">
            <text:p>0.020</text:p>
          </table:table-cell>
          <table:table-cell table:style-name="ce11" office:value-type="float" office:value="0.019" calcext:value-type="float">
            <text:p>0.019</text:p>
          </table:table-cell>
          <table:table-cell table:formula="of:=((MAX([.B6:.D6])-MIN([.B6:.D6]))/2)" office:value-type="float" office:value="0.0005" calcext:value-type="float">
            <text:p>0.001</text:p>
          </table:table-cell>
          <table:table-cell table:formula="of:=AVERAGE([.B6:.D6])" office:value-type="float" office:value="0.0193333333333333" calcext:value-type="float">
            <text:p>0.019</text:p>
          </table:table-cell>
          <table:table-cell table:number-columns-repeated="3" table:style-name="ce20" office:value-type="float" office:value="0.014" calcext:value-type="float">
            <text:p>0.014</text:p>
          </table:table-cell>
          <table:table-cell table:formula="of:=((MAX([.G6:.I6])-MIN([.G6:.I6]))/2)" office:value-type="float" office:value="0.0005" calcext:value-type="float">
            <text:p>0.001</text:p>
          </table:table-cell>
          <table:table-cell table:formula="of:=AVERAGE([.G6:.I6])" office:value-type="float" office:value="0.014" calcext:value-type="float">
            <text:p>0.014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L6:.N6])-MIN([.L6:.N6]))/2)" office:value-type="float" office:value="0" calcext:value-type="float">
            <text:p>0.000</text:p>
          </table:table-cell>
          <table:table-cell table:formula="of:=AVERAGE([.L6:.N6])" office:value-type="float" office:value="0.011" calcext:value-type="float">
            <text:p>0.011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Q6:.S6])-MIN([.Q6:.S6]))/2)" office:value-type="float" office:value="0.0005" calcext:value-type="float">
            <text:p>0.000</text:p>
          </table:table-cell>
          <table:table-cell table:formula="of:=AVERAGE([.Q6:.S6])" office:value-type="float" office:value="0.00933333333333333" calcext:value-type="float">
            <text:p>0.009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V6:.X6])-MIN([.V6:.X6]))/2)" office:value-type="float" office:value="0" calcext:value-type="float">
            <text:p>0.000</text:p>
          </table:table-cell>
          <table:table-cell table:formula="of:=AVERAGE([.V6:.X6])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AA6:.AC6])-MIN([.AA6:.AC6]))/2)" office:value-type="float" office:value="0.0005" calcext:value-type="float">
            <text:p>0.001</text:p>
          </table:table-cell>
          <table:table-cell table:formula="of:=AVERAGE([.AA6:.AC6])" office:value-type="float" office:value="0.0116666666666667" calcext:value-type="float">
            <text:p>0.012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AF6:.AH6])-MIN([.AF6:.AH6]))/2)" office:value-type="float" office:value="0.0005" calcext:value-type="float">
            <text:p>0.000</text:p>
          </table:table-cell>
          <table:table-cell table:formula="of:=AVERAGE([.AF6:.AH6])" office:value-type="float" office:value="0.00933333333333333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AK6:.AM6])-MIN([.AK6:.AM6]))/2)" office:value-type="float" office:value="0.0005" calcext:value-type="float">
            <text:p>0.000</text:p>
          </table:table-cell>
          <table:table-cell table:formula="of:=AVERAGE([.AK6:.AM6])" office:value-type="float" office:value="0.0103333333333333" calcext:value-type="float">
            <text:p>0.010</text:p>
          </table:table-cell>
          <table:table-cell table:number-columns-repeated="3" table:style-name="ce11" office:value-type="float" office:value="0.017" calcext:value-type="float">
            <text:p>0.017</text:p>
          </table:table-cell>
          <table:table-cell table:formula="of:=((MAX([.AP6:.AR6])-MIN([.AP6:.AR6]))/2)" office:value-type="float" office:value="0" calcext:value-type="float">
            <text:p>0.000</text:p>
          </table:table-cell>
          <table:table-cell table:formula="of:=AVERAGE([.AP6:.AR6])" office:value-type="float" office:value="0.017" calcext:value-type="float">
            <text:p>0.017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AU6:.AW6])-MIN([.AU6:.AW6]))/2)" office:value-type="float" office:value="0.0005" calcext:value-type="float">
            <text:p>0.001</text:p>
          </table:table-cell>
          <table:table-cell table:formula="of:=AVERAGE([.AU6:.AW6])" office:value-type="float" office:value="0.0113333333333333" calcext:value-type="float">
            <text:p>0.011</text:p>
          </table:table-cell>
          <table:table-cell table:number-columns-repeated="3" table:style-name="ce11" office:value-type="float" office:value="0.012" calcext:value-type="float">
            <text:p>0.012</text:p>
          </table:table-cell>
          <table:table-cell table:formula="of:=((MAX([.AZ6:.BB6])-MIN([.AZ6:.BB6]))/2)" office:value-type="float" office:value="0" calcext:value-type="float">
            <text:p>0.000</text:p>
          </table:table-cell>
          <table:table-cell table:formula="of:=AVERAGE([.AZ6:.BB6])" office:value-type="float" office:value="0.012" calcext:value-type="float">
            <text:p>0.012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E6:.BG6])-MIN([.BE6:.BG6]))/2)" office:value-type="float" office:value="0.002" calcext:value-type="float">
            <text:p>0.002</text:p>
          </table:table-cell>
          <table:table-cell table:formula="of:=AVERAGE([.BE6:.BG6])" office:value-type="float" office:value="0.0153333333333333" calcext:value-type="float">
            <text:p>0.015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J6:.BL6])-MIN([.BJ6:.BL6]))/2)" office:value-type="float" office:value="0.0005" calcext:value-type="float">
            <text:p>0.001</text:p>
          </table:table-cell>
          <table:table-cell table:formula="of:=AVERAGE([.BJ6:.BL6])" office:value-type="float" office:value="0.0126666666666667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BO6:.BQ6])-MIN([.BO6:.BQ6]))/2)" office:value-type="float" office:value="0.0005" calcext:value-type="float">
            <text:p>0.001</text:p>
          </table:table-cell>
          <table:table-cell table:formula="of:=AVERAGE([.BO6:.BQ6])" office:value-type="float" office:value="0.0123333333333333" calcext:value-type="float">
            <text:p>0.012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BT6:.BV6])-MIN([.BT6:.BV6]))/2)" office:value-type="float" office:value="0.000999999999999999" calcext:value-type="float">
            <text:p>0.001</text:p>
          </table:table-cell>
          <table:table-cell table:formula="of:=AVERAGE([.BT6:.BV6])" office:value-type="float" office:value="0.0136666666666667" calcext:value-type="float">
            <text:p>0.014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BY6:.CA6])-MIN([.BY6:.CA6]))/2)" office:value-type="float" office:value="0.0005" calcext:value-type="float">
            <text:p>0.001</text:p>
          </table:table-cell>
          <table:table-cell table:formula="of:=AVERAGE([.BY6:.CA6])" office:value-type="float" office:value="0.0116666666666667" calcext:value-type="float">
            <text:p>0.012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6:.CF6])-MIN([.CD6:.CF6]))/2)" office:value-type="float" office:value="0.0005" calcext:value-type="float">
            <text:p>0.001</text:p>
          </table:table-cell>
          <table:table-cell table:formula="of:=AVERAGE([.CD6:.CF6])" office:value-type="float" office:value="0.0123333333333333" calcext:value-type="float">
            <text:p>0.012</text:p>
          </table:table-cell>
          <table:table-cell table:style-name="ce34" office:value-type="float" office:value="0.011" calcext:value-type="float">
            <text:p>0.011</text:p>
          </table:table-cell>
          <table:table-cell table:number-columns-repeated="2" table:style-name="ce34" office:value-type="float" office:value="0.012" calcext:value-type="float">
            <text:p>0.012</text:p>
          </table:table-cell>
          <table:table-cell table:formula="of:=((MAX([.CI6:.CK6])-MIN([.CI6:.CK6]))/2)" office:value-type="float" office:value="0.0005" calcext:value-type="float">
            <text:p>0.001</text:p>
          </table:table-cell>
          <table:table-cell table:formula="of:=AVERAGE([.CI6:.CK6])" office:value-type="float" office:value="0.0116666666666667" calcext:value-type="float">
            <text:p>0.012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N6:.CP6])-MIN([.CN6:.CP6]))/2)" office:value-type="float" office:value="0.002" calcext:value-type="float">
            <text:p>0.002</text:p>
          </table:table-cell>
          <table:table-cell table:formula="of:=AVERAGE([.CN6:.CP6])" office:value-type="float" office:value="0.0126666666666667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6:.CU6])-MIN([.CS6:.CU6]))/2)" office:value-type="float" office:value="0.001" calcext:value-type="float">
            <text:p>0.001</text:p>
          </table:table-cell>
          <table:table-cell table:formula="of:=AVERAGE([.CS6:.CU6])" office:value-type="float" office:value="0.012" calcext:value-type="float">
            <text:p>0.012</text:p>
          </table:table-cell>
          <table:table-cell table:formula="of:=AVERAGE([.E6];[.J6];[.O6];[.T6];[.Y6];[.AD6];[.AI6];[.AN6];[.AS6];[.AX6];[.BC6];[.BH6];[.BM6];[.BR6];[.BW6];[.CB6];[.CG6];[.CL6];[.CQ6];[.CV6])" office:value-type="float" office:value="0.0006" calcext:value-type="float">
            <text:p>0.001</text:p>
          </table:table-cell>
          <table:table-cell table:formula="of:=AVERAGE([.F6];[.K6];[.P6];[.U6];[.Z6];[.AE6];[.AJ6];[.AO6];[.AT6];[.AY6];[.BD6];[.BI6];[.BN6];[.BS6];[.BX6];[.CC6];[.CH6];[.CM6];[.CR6];[.CW6])" office:value-type="float" office:value="0.0125333333333333" calcext:value-type="float">
            <text:p>0.013</text:p>
          </table:table-cell>
          <table:table-cell table:formula="of:=([.CX6]/[.CY6])*100" office:value-type="float" office:value="4.78723404255319" calcext:value-type="float">
            <text:p>4.8</text:p>
          </table:table-cell>
          <table:table-cell office:value-type="string" calcext:value-type="string">
            <text:p>hors</text:p>
          </table:table-cell>
          <table:table-cell table:style-name="ce4" office:value-type="string" calcext:value-type="string">
            <text:p>average</text:p>
          </table:table-cell>
          <table:table-cell table:style-name="ce52" table:formula="of:=AVERAGE([.DC3:.DC5])" office:value-type="float" office:value="8.33333333333333" calcext:value-type="float">
            <text:p>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046" calcext:value-type="float">
            <text:p>0.046</text:p>
          </table:table-cell>
          <table:table-cell table:style-name="ce12" office:value-type="float" office:value="0.049" calcext:value-type="float">
            <text:p>0.049</text:p>
          </table:table-cell>
          <table:table-cell table:style-name="ce12" office:value-type="float" office:value="0.048" calcext:value-type="float">
            <text:p>0.048</text:p>
          </table:table-cell>
          <table:table-cell table:formula="of:=((MAX([.B7:.D7])-MIN([.B7:.D7]))/2)" office:value-type="float" office:value="0.0015" calcext:value-type="float">
            <text:p>0.002</text:p>
          </table:table-cell>
          <table:table-cell table:formula="of:=AVERAGE([.B7:.D7])" office:value-type="float" office:value="0.047" calcext:value-type="float">
            <text:p>0.04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table:formula="of:=((MAX([.G7:.I7])-MIN([.G7:.I7]))/2)" office:value-type="float" office:value="0.0015" calcext:value-type="float">
            <text:p>0.002</text:p>
          </table:table-cell>
          <table:table-cell table:formula="of:=AVERAGE([.G7:.I7])" office:value-type="float" office:value="0.0183333333333333" calcext:value-type="float">
            <text:p>0.01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L7:.N7])-MIN([.L7:.N7]))/2)" office:value-type="float" office:value="0.0005" calcext:value-type="float">
            <text:p>0.001</text:p>
          </table:table-cell>
          <table:table-cell table:formula="of:=AVERAGE([.L7:.N7])" office:value-type="float" office:value="0.0116666666666667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Q7:.S7])-MIN([.Q7:.S7]))/2)" office:value-type="float" office:value="0.000999999999999999" calcext:value-type="float">
            <text:p>0.001</text:p>
          </table:table-cell>
          <table:table-cell table:formula="of:=AVERAGE([.Q7:.S7])" office:value-type="float" office:value="0.01" calcext:value-type="float">
            <text:p>0.01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V7:.X7])-MIN([.V7:.X7]))/2)" office:value-type="float" office:value="0.0005" calcext:value-type="float">
            <text:p>0.001</text:p>
          </table:table-cell>
          <table:table-cell table:formula="of:=AVERAGE([.V7:.X7])" office:value-type="float" office:value="0.0113333333333333" calcext:value-type="float">
            <text:p>0.011</text:p>
          </table:table-cell>
          <table:table-cell table:style-name="ce21" office:value-type="float" office:value="0.015" calcext:value-type="float">
            <text:p>0.015</text:p>
          </table:table-cell>
          <table:table-cell table:number-columns-repeated="2" table:style-name="ce21" office:value-type="float" office:value="0.016" calcext:value-type="float">
            <text:p>0.016</text:p>
          </table:table-cell>
          <table:table-cell table:formula="of:=((MAX([.AA7:.AC7])-MIN([.AA7:.AC7]))/2)" office:value-type="float" office:value="0.0005" calcext:value-type="float">
            <text:p>0.001</text:p>
          </table:table-cell>
          <table:table-cell table:formula="of:=AVERAGE([.AA7:.AC7])" office:value-type="float" office:value="0.0156666666666667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table:formula="of:=((MAX([.AF7:.AH7])-MIN([.AF7:.AH7]))/2)" office:value-type="float" office:value="0.0015" calcext:value-type="float">
            <text:p>0.002</text:p>
          </table:table-cell>
          <table:table-cell table:formula="of:=AVERAGE([.AF7:.AH7])" office:value-type="float" office:value="0.0103333333333333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table:formula="of:=((MAX([.AK7:.AM7])-MIN([.AK7:.AM7]))/2)" office:value-type="float" office:value="0.0015" calcext:value-type="float">
            <text:p>0.002</text:p>
          </table:table-cell>
          <table:table-cell table:formula="of:=AVERAGE([.AK7:.AM7])" office:value-type="float" office:value="0.0103333333333333" calcext:value-type="float">
            <text:p>0.0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formula="of:=((MAX([.AP7:.AR7])-MIN([.AP7:.AR7]))/2)" office:value-type="float" office:value="0.001" calcext:value-type="float">
            <text:p>0.001</text:p>
          </table:table-cell>
          <table:table-cell table:formula="of:=AVERAGE([.AP7:.AR7])"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table:formula="of:=((MAX([.AU7:.AW7])-MIN([.AU7:.AW7]))/2)" office:value-type="float" office:value="0.0005" calcext:value-type="float">
            <text:p>0.000</text:p>
          </table:table-cell>
          <table:table-cell table:formula="of:=AVERAGE([.AU7:.AW7])" office:value-type="float" office:value="0.0136666666666667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AZ7:.BB7])-MIN([.AZ7:.BB7]))/2)" office:value-type="float" office:value="0.0005" calcext:value-type="float">
            <text:p>0.001</text:p>
          </table:table-cell>
          <table:table-cell table:formula="of:=AVERAGE([.AZ7:.BB7])" office:value-type="float" office:value="0.0116666666666667" calcext:value-type="float">
            <text:p>0.012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24" calcext:value-type="float">
            <text:p>0.024</text:p>
          </table:table-cell>
          <table:table-cell table:style-name="ce21" office:value-type="float" office:value="0.027" calcext:value-type="float">
            <text:p>0.027</text:p>
          </table:table-cell>
          <table:table-cell table:formula="of:=((MAX([.BE7:.BG7])-MIN([.BE7:.BG7]))/2)" office:value-type="float" office:value="0.0015" calcext:value-type="float">
            <text:p>0.002</text:p>
          </table:table-cell>
          <table:table-cell table:formula="of:=AVERAGE([.BE7:.BG7])" office:value-type="float" office:value="0.0253333333333333" calcext:value-type="float">
            <text:p>0.02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table:formula="of:=((MAX([.BJ7:.BL7])-MIN([.BJ7:.BL7]))/2)" office:value-type="float" office:value="0.0005" calcext:value-type="float">
            <text:p>0.001</text:p>
          </table:table-cell>
          <table:table-cell table:formula="of:=AVERAGE([.BJ7:.BL7])" office:value-type="float" office:value="0.023333333333333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style-name="ce20" office:value-type="float" office:value="0.015" calcext:value-type="float">
            <text:p>0.015</text:p>
          </table:table-cell>
          <table:table-cell table:formula="of:=((MAX([.BO7:.BQ7])-MIN([.BO7:.BQ7]))/2)" office:value-type="float" office:value="0.000999999999999999" calcext:value-type="float">
            <text:p>0.001</text:p>
          </table:table-cell>
          <table:table-cell table:formula="of:=AVERAGE([.BO7:.BQ7])" office:value-type="float" office:value="0.0143333333333333" calcext:value-type="float">
            <text:p>0.014</text:p>
          </table:table-cell>
          <table:table-cell table:number-columns-repeated="2" table:style-name="ce11" office:value-type="float" office:value="0.014" calcext:value-type="float">
            <text:p>0.014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BT7:.BV7])-MIN([.BT7:.BV7]))/2)" office:value-type="float" office:value="0.0005" calcext:value-type="float">
            <text:p>0.000</text:p>
          </table:table-cell>
          <table:table-cell table:formula="of:=AVERAGE([.BT7:.BV7])" office:value-type="float" office:value="0.0143333333333333" calcext:value-type="float">
            <text:p>0.014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BY7:.CA7])-MIN([.BY7:.CA7]))/2)" office:value-type="float" office:value="0.0005" calcext:value-type="float">
            <text:p>0.001</text:p>
          </table:table-cell>
          <table:table-cell table:formula="of:=AVERAGE([.BY7:.CA7])" office:value-type="float" office:value="0.0116666666666667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formula="of:=((MAX([.CD7:.CF7])-MIN([.CD7:.CF7]))/2)" office:value-type="float" office:value="0.0005" calcext:value-type="float">
            <text:p>0.001</text:p>
          </table:table-cell>
          <table:table-cell table:formula="of:=AVERAGE([.CD7:.CF7])" office:value-type="float" office:value="0.0126666666666667" calcext:value-type="float">
            <text:p>0.013</text:p>
          </table:table-cell>
          <table:table-cell table:number-columns-repeated="3" table:style-name="ce20" office:value-type="float" office:value="0.012" calcext:value-type="float">
            <text:p>0.012</text:p>
          </table:table-cell>
          <table:table-cell table:formula="of:=((MAX([.CI7:.CK7])-MIN([.CI7:.CK7]))/2)" office:value-type="float" office:value="0" calcext:value-type="float">
            <text:p>0.000</text:p>
          </table:table-cell>
          <table:table-cell table:formula="of:=AVERAGE([.CI7:.CK7])" office:value-type="float" office:value="0.012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6" calcext:value-type="float">
            <text:p>0.016</text:p>
          </table:table-cell>
          <table:table-cell table:formula="of:=((MAX([.CN7:.CP7])-MIN([.CN7:.CP7]))/2)" office:value-type="float" office:value="0.0015" calcext:value-type="float">
            <text:p>0.002</text:p>
          </table:table-cell>
          <table:table-cell table:formula="of:=AVERAGE([.CN7:.CP7])" office:value-type="float" office:value="0.0143333333333333" calcext:value-type="float">
            <text:p>0.014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7:.CU7])-MIN([.CS7:.CU7]))/2)" office:value-type="float" office:value="0.0005" calcext:value-type="float">
            <text:p>0.001</text:p>
          </table:table-cell>
          <table:table-cell table:formula="of:=AVERAGE([.CS7:.CU7])" office:value-type="float" office:value="0.0123333333333333" calcext:value-type="float">
            <text:p>0.012</text:p>
          </table:table-cell>
          <table:table-cell table:formula="of:=AVERAGE([.E7];[.J7];[.O7];[.T7];[.Y7];[.AD7];[.AI7];[.AN7];[.AS7];[.AX7];[.BC7];[.BH7];[.BM7];[.BR7];[.BW7];[.CB7];[.CG7];[.CL7];[.CQ7];[.CV7])" office:value-type="float" office:value="0.00085" calcext:value-type="float">
            <text:p>0.001</text:p>
          </table:table-cell>
          <table:table-cell table:formula="of:=AVERAGE([.F7];[.K7];[.P7];[.U7];[.Z7];[.AE7];[.AJ7];[.AO7];[.AT7];[.AY7];[.BD7];[.BI7];[.BN7];[.BS7];[.BX7];[.CC7];[.CH7];[.CM7];[.CR7];[.CW7])" office:value-type="float" office:value="0.0162666666666667" calcext:value-type="float">
            <text:p>0.016</text:p>
          </table:table-cell>
          <table:table-cell table:formula="of:=([.CX7]/[.CY7])*100" office:value-type="float" office:value="5.22540983606558" calcext:value-type="float">
            <text:p>5.2</text:p>
          </table:table-cell>
          <table:table-cell office:value-type="string" calcext:value-type="string">
            <text:p>hrec</text:p>
          </table:table-cell>
          <table:table-cell table:style-name="ce4" office:value-type="string" calcext:value-type="string">
            <text:p>median</text:p>
          </table:table-cell>
          <table:table-cell table:style-name="ce53" table:formula="of:=MEDIAN([.DC3:.DC5])" office:value-type="float" office:value="9" calcext:value-type="float">
            <text:p>9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149" calcext:value-type="float">
            <text:p>0.149</text:p>
          </table:table-cell>
          <table:table-cell table:style-name="ce12" office:value-type="float" office:value="0.149" calcext:value-type="float">
            <text:p>0.149</text:p>
          </table:table-cell>
          <table:table-cell table:style-name="ce12" office:value-type="float" office:value="0.16" calcext:value-type="float">
            <text:p>0.160</text:p>
          </table:table-cell>
          <table:table-cell table:formula="of:=((MAX([.B8:.D8])-MIN([.B8:.D8]))/2)" office:value-type="float" office:value="0.001" calcext:value-type="float">
            <text:p>0.001</text:p>
          </table:table-cell>
          <table:table-cell table:formula="of:=AVERAGE([.B8:.D8])" office:value-type="float" office:value="0.149666666666667" calcext:value-type="float">
            <text:p>0.1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office:value-type="float" office:value="0.021" calcext:value-type="float">
            <text:p>0.021</text:p>
          </table:table-cell>
          <table:table-cell table:formula="of:=((MAX([.G8:.I8])-MIN([.G8:.I8]))/2)" office:value-type="float" office:value="0.0005" calcext:value-type="float">
            <text:p>0.001</text:p>
          </table:table-cell>
          <table:table-cell table:formula="of:=AVERAGE([.G8:.I8])" office:value-type="float" office:value="0.02" calcext:value-type="float">
            <text:p>0.02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L8:.N8])-MIN([.L8:.N8]))/2)" office:value-type="float" office:value="0.0005" calcext:value-type="float">
            <text:p>0.000</text:p>
          </table:table-cell>
          <table:table-cell table:formula="of:=AVERAGE([.L8:.N8])" office:value-type="float" office:value="0.013333333333333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table:formula="of:=((MAX([.Q8:.S8])-MIN([.Q8:.S8]))/2)" office:value-type="float" office:value="0.002" calcext:value-type="float">
            <text:p>0.002</text:p>
          </table:table-cell>
          <table:table-cell table:formula="of:=AVERAGE([.Q8:.S8])" office:value-type="float" office:value="0.0106666666666667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formula="of:=((MAX([.V8:.X8])-MIN([.V8:.X8]))/2)" office:value-type="float" office:value="0.0015" calcext:value-type="float">
            <text:p>0.002</text:p>
          </table:table-cell>
          <table:table-cell table:formula="of:=AVERAGE([.V8:.X8])" office:value-type="float" office:value="0.0123333333333333" calcext:value-type="float">
            <text:p>0.012</text:p>
          </table:table-cell>
          <table:table-cell table:number-columns-repeated="2" table:style-name="ce21" office:value-type="float" office:value="0.022" calcext:value-type="float">
            <text:p>0.022</text:p>
          </table:table-cell>
          <table:table-cell table:style-name="ce21" office:value-type="float" office:value="0.023" calcext:value-type="float">
            <text:p>0.023</text:p>
          </table:table-cell>
          <table:table-cell table:formula="of:=((MAX([.AA8:.AC8])-MIN([.AA8:.AC8]))/2)" office:value-type="float" office:value="0.0005" calcext:value-type="float">
            <text:p>0.001</text:p>
          </table:table-cell>
          <table:table-cell table:formula="of:=AVERAGE([.AA8:.AC8])" office:value-type="float" office:value="0.0223333333333333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table:formula="of:=((MAX([.AF8:.AH8])-MIN([.AF8:.AH8]))/2)" office:value-type="float" office:value="0.0015" calcext:value-type="float">
            <text:p>0.002</text:p>
          </table:table-cell>
          <table:table-cell table:formula="of:=AVERAGE([.AF8:.AH8])" office:value-type="float" office:value="0.0103333333333333" calcext:value-type="float">
            <text:p>0.01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AK8:.AM8])-MIN([.AK8:.AM8]))/2)" office:value-type="float" office:value="0.0005" calcext:value-type="float">
            <text:p>0.000</text:p>
          </table:table-cell>
          <table:table-cell table:formula="of:=AVERAGE([.AK8:.AM8])" office:value-type="float" office:value="0.0103333333333333" calcext:value-type="float">
            <text:p>0.0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table:formula="of:=((MAX([.AP8:.AR8])-MIN([.AP8:.AR8]))/2)" office:value-type="float" office:value="0.003" calcext:value-type="float">
            <text:p>0.003</text:p>
          </table:table-cell>
          <table:table-cell table:formula="of:=AVERAGE([.AP8:.AR8])" office:value-type="float" office:value="0.0353333333333333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formula="of:=((MAX([.AU8:.AW8])-MIN([.AU8:.AW8]))/2)" office:value-type="float" office:value="0.0005" calcext:value-type="float">
            <text:p>0.001</text:p>
          </table:table-cell>
          <table:table-cell table:formula="of:=AVERAGE([.AU8:.AW8])" office:value-type="float" office:value="0.0176666666666667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formula="of:=((MAX([.AZ8:.BB8])-MIN([.AZ8:.BB8]))/2)" office:value-type="float" office:value="0.001" calcext:value-type="float">
            <text:p>0.001</text:p>
          </table:table-cell>
          <table:table-cell table:formula="of:=AVERAGE([.AZ8:.BB8])" office:value-type="float" office:value="0.012" calcext:value-type="float">
            <text:p>0.012</text:p>
          </table:table-cell>
          <table:table-cell table:number-columns-repeated="2" table:style-name="ce21" office:value-type="float" office:value="0.051" calcext:value-type="float">
            <text:p>0.051</text:p>
          </table:table-cell>
          <table:table-cell table:style-name="ce21" office:value-type="float" office:value="0.053" calcext:value-type="float">
            <text:p>0.053</text:p>
          </table:table-cell>
          <table:table-cell table:formula="of:=((MAX([.BE8:.BG8])-MIN([.BE8:.BG8]))/2)" office:value-type="float" office:value="0.000999999999999997" calcext:value-type="float">
            <text:p>0.001</text:p>
          </table:table-cell>
          <table:table-cell table:formula="of:=AVERAGE([.BE8:.BG8])" office:value-type="float" office:value="0.0516666666666667" calcext:value-type="float">
            <text:p>0.05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table:formula="of:=((MAX([.BJ8:.BL8])-MIN([.BJ8:.BL8]))/2)" office:value-type="float" office:value="0.0005" calcext:value-type="float">
            <text:p>0.001</text:p>
          </table:table-cell>
          <table:table-cell table:formula="of:=AVERAGE([.BJ8:.BL8])" office:value-type="float" office:value="0.0243333333333333" calcext:value-type="float">
            <text:p>0.024</text:p>
          </table:table-cell>
          <table:table-cell table:number-columns-repeated="2" office:value-type="float" office:value="0.017" calcext:value-type="float">
            <text:p>0.017</text:p>
          </table:table-cell>
          <table:table-cell table:style-name="ce20" office:value-type="float" office:value="0.017" calcext:value-type="float">
            <text:p>0.017</text:p>
          </table:table-cell>
          <table:table-cell table:formula="of:=((MAX([.BO8:.BQ8])-MIN([.BO8:.BQ8]))/2)" office:value-type="float" office:value="0" calcext:value-type="float">
            <text:p>0.000</text:p>
          </table:table-cell>
          <table:table-cell table:formula="of:=AVERAGE([.BO8:.BQ8])" office:value-type="float" office:value="0.017" calcext:value-type="float">
            <text:p>0.017</text:p>
          </table:table-cell>
          <table:table-cell table:number-columns-repeated="3" table:style-name="ce11" office:value-type="float" office:value="0.016" calcext:value-type="float">
            <text:p>0.016</text:p>
          </table:table-cell>
          <table:table-cell table:formula="of:=((MAX([.BT8:.BV8])-MIN([.BT8:.BV8]))/2)" office:value-type="float" office:value="0" calcext:value-type="float">
            <text:p>0.000</text:p>
          </table:table-cell>
          <table:table-cell table:formula="of:=AVERAGE([.BT8:.BV8])" office:value-type="float" office:value="0.016" calcext:value-type="float">
            <text:p>0.016</text:p>
          </table:table-cell>
          <table:table-cell table:number-columns-repeated="2" table:style-name="ce20"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Y8:.CA8])-MIN([.BY8:.CA8]))/2)" office:value-type="float" office:value="0.0005" calcext:value-type="float">
            <text:p>0.000</text:p>
          </table:table-cell>
          <table:table-cell table:formula="of:=AVERAGE([.BY8:.CA8])" office:value-type="float" office:value="0.013333333333333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8:.CF8])-MIN([.CD8:.CF8]))/2)" office:value-type="float" office:value="0.0005" calcext:value-type="float">
            <text:p>0.001</text:p>
          </table:table-cell>
          <table:table-cell table:formula="of:=AVERAGE([.CD8:.CF8])" office:value-type="float" office:value="0.0123333333333333" calcext:value-type="float">
            <text:p>0.012</text:p>
          </table:table-cell>
          <table:table-cell table:style-name="ce20" office:value-type="float" office:value="0.012" calcext:value-type="float">
            <text:p>0.012</text:p>
          </table:table-cell>
          <table:table-cell table:number-columns-repeated="2" table:style-name="ce20" office:value-type="float" office:value="0.011" calcext:value-type="float">
            <text:p>0.011</text:p>
          </table:table-cell>
          <table:table-cell table:formula="of:=((MAX([.CI8:.CK8])-MIN([.CI8:.CK8]))/2)" office:value-type="float" office:value="0.0005" calcext:value-type="float">
            <text:p>0.001</text:p>
          </table:table-cell>
          <table:table-cell table:formula="of:=AVERAGE([.CI8:.CK8])" office:value-type="float" office:value="0.0113333333333333" calcext:value-type="float">
            <text:p>0.01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017" calcext:value-type="float">
            <text:p>0.017</text:p>
          </table:table-cell>
          <table:table-cell table:formula="of:=((MAX([.CN8:.CP8])-MIN([.CN8:.CP8]))/2)" office:value-type="float" office:value="0.0015" calcext:value-type="float">
            <text:p>0.002</text:p>
          </table:table-cell>
          <table:table-cell table:formula="of:=AVERAGE([.CN8:.CP8])" office:value-type="float" office:value="0.0156666666666667" calcext:value-type="float">
            <text:p>0.016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8:.CU8])-MIN([.CS8:.CU8]))/2)" office:value-type="float" office:value="0.0005" calcext:value-type="float">
            <text:p>0.000</text:p>
          </table:table-cell>
          <table:table-cell table:formula="of:=AVERAGE([.CS8:.CU8])" office:value-type="float" office:value="0.0133333333333333" calcext:value-type="float">
            <text:p>0.013</text:p>
          </table:table-cell>
          <table:table-cell table:formula="of:=AVERAGE([.E8];[.J8];[.O8];[.T8];[.Y8];[.AD8];[.AI8];[.AN8];[.AS8];[.AX8];[.BC8];[.BH8];[.BM8];[.BR8];[.BW8];[.CB8];[.CG8];[.CL8];[.CQ8];[.CV8])" office:value-type="float" office:value="0.000875" calcext:value-type="float">
            <text:p>0.001</text:p>
          </table:table-cell>
          <table:table-cell table:formula="of:=AVERAGE([.F8];[.K8];[.P8];[.U8];[.Z8];[.AE8];[.AJ8];[.AO8];[.AT8];[.AY8];[.BD8];[.BI8];[.BN8];[.BS8];[.BX8];[.CC8];[.CH8];[.CM8];[.CR8];[.CW8])" office:value-type="float" office:value="0.02445" calcext:value-type="float">
            <text:p>0.024</text:p>
          </table:table-cell>
          <table:table-cell table:formula="of:=([.CX8]/[.CY8])*100" office:value-type="float" office:value="3.57873210633946" calcext:value-type="float">
            <text:p>3.6</text:p>
          </table:table-cell>
          <table:table-cell office:value-type="string" calcext:value-type="string">
            <text:p>intro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924" calcext:value-type="float">
            <text:p>0.92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71" calcext:value-type="float">
            <text:p>0.971</text:p>
          </table:table-cell>
          <table:table-cell table:formula="of:=((MAX([.B9:.D9])-MIN([.B9:.D9]))/2)" office:value-type="float" office:value="0.00750000000000001" calcext:value-type="float">
            <text:p>0.008</text:p>
          </table:table-cell>
          <table:table-cell table:formula="of:=AVERAGE([.B9:.D9])" office:value-type="float" office:value="0.917666666666667" calcext:value-type="float">
            <text:p>0.918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table:formula="of:=((MAX([.G9:.I9])-MIN([.G9:.I9]))/2)" office:value-type="float" office:value="0" calcext:value-type="float">
            <text:p>0.000</text:p>
          </table:table-cell>
          <table:table-cell table:formula="of:=AVERAGE([.G9:.I9])" office:value-type="float" office:value="0.0323333333333333" calcext:value-type="float">
            <text:p>0.032</text:p>
          </table:table-cell>
          <table:table-cell table:number-columns-repeated="3" office:value-type="float" office:value="0.015" calcext:value-type="float">
            <text:p>0.015</text:p>
          </table:table-cell>
          <table:table-cell table:formula="of:=((MAX([.L9:.N9])-MIN([.L9:.N9]))/2)" office:value-type="float" office:value="0" calcext:value-type="float">
            <text:p>0.000</text:p>
          </table:table-cell>
          <table:table-cell table:formula="of:=AVERAGE([.L9:.N9])" office:value-type="float" office:value="0.015" calcext:value-type="float">
            <text:p>0.015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Q9:.S9])-MIN([.Q9:.S9]))/2)" office:value-type="float" office:value="0" calcext:value-type="float">
            <text:p>0.000</text:p>
          </table:table-cell>
          <table:table-cell table:formula="of:=AVERAGE([.Q9:.S9])" office:value-type="float" office:value="0.01" calcext:value-type="float">
            <text:p>0.010</text:p>
          </table:table-cell>
          <table:table-cell table:number-columns-repeated="3" office:value-type="float" office:value="0.012" calcext:value-type="float">
            <text:p>0.012</text:p>
          </table:table-cell>
          <table:table-cell table:formula="of:=((MAX([.V9:.X9])-MIN([.V9:.X9]))/2)" office:value-type="float" office:value="0" calcext:value-type="float">
            <text:p>0.000</text:p>
          </table:table-cell>
          <table:table-cell table:formula="of:=AVERAGE([.V9:.X9])" office:value-type="float" office:value="0.012" calcext:value-type="float">
            <text:p>0.012</text:p>
          </table:table-cell>
          <table:table-cell table:style-name="ce21" office:value-type="float" office:value="0.045" calcext:value-type="float">
            <text:p>0.045</text:p>
          </table:table-cell>
          <table:table-cell table:style-name="ce21" office:value-type="float" office:value="0.044" calcext:value-type="float">
            <text:p>0.044</text:p>
          </table:table-cell>
          <table:table-cell table:style-name="ce21" office:value-type="float" office:value="0.045" calcext:value-type="float">
            <text:p>0.045</text:p>
          </table:table-cell>
          <table:table-cell table:formula="of:=((MAX([.AA9:.AC9])-MIN([.AA9:.AC9]))/2)" office:value-type="float" office:value="0.0005" calcext:value-type="float">
            <text:p>0.001</text:p>
          </table:table-cell>
          <table:table-cell table:formula="of:=AVERAGE([.AA9:.AC9])" office:value-type="float" office:value="0.0446666666666667" calcext:value-type="float">
            <text:p>0.045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F9:.AH9])-MIN([.AF9:.AH9]))/2)" office:value-type="float" office:value="0.0005" calcext:value-type="float">
            <text:p>0.000</text:p>
          </table:table-cell>
          <table:table-cell table:formula="of:=AVERAGE([.AF9:.AH9])" office:value-type="float" office:value="0.00966666666666667" calcext:value-type="float">
            <text:p>0.010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AK9:.AM9])-MIN([.AK9:.AM9]))/2)" office:value-type="float" office:value="0" calcext:value-type="float">
            <text:p>0.000</text:p>
          </table:table-cell>
          <table:table-cell table:formula="of:=AVERAGE([.AK9:.AM9])" office:value-type="float" office:value="0.01" calcext:value-type="float">
            <text:p>0.010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5" calcext:value-type="float">
            <text:p>0.050</text:p>
          </table:table-cell>
          <table:table-cell table:formula="of:=((MAX([.AP9:.AR9])-MIN([.AP9:.AR9]))/2)" office:value-type="float" office:value="0.0005" calcext:value-type="float">
            <text:p>0.001</text:p>
          </table:table-cell>
          <table:table-cell table:formula="of:=AVERAGE([.AP9:.AR9])" office:value-type="float" office:value="0.0493333333333333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table:formula="of:=((MAX([.AU9:.AW9])-MIN([.AU9:.AW9]))/2)" office:value-type="float" office:value="0.000499999999999999" calcext:value-type="float">
            <text:p>0.000</text:p>
          </table:table-cell>
          <table:table-cell table:formula="of:=AVERAGE([.AU9:.AW9])" office:value-type="float" office:value="0.0216666666666667" calcext:value-type="float">
            <text:p>0.02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9:.BB9])-MIN([.AZ9:.BB9]))/2)" office:value-type="float" office:value="0" calcext:value-type="float">
            <text:p>0.000</text:p>
          </table:table-cell>
          <table:table-cell table:formula="of:=AVERAGE([.AZ9:.BB9])" office:value-type="float" office:value="0.011" calcext:value-type="float">
            <text:p>0.011</text:p>
          </table:table-cell>
          <table:table-cell table:style-name="ce21" office:value-type="float" office:value="0.153" calcext:value-type="float">
            <text:p>0.153</text:p>
          </table:table-cell>
          <table:table-cell table:style-name="ce21" office:value-type="float" office:value="0.152" calcext:value-type="float">
            <text:p>0.152</text:p>
          </table:table-cell>
          <table:table-cell table:style-name="ce21" office:value-type="float" office:value="0.167" calcext:value-type="float">
            <text:p>0.167</text:p>
          </table:table-cell>
          <table:table-cell table:formula="of:=((MAX([.BE9:.BG9])-MIN([.BE9:.BG9]))/2)" office:value-type="float" office:value="0.00750000000000001" calcext:value-type="float">
            <text:p>0.008</text:p>
          </table:table-cell>
          <table:table-cell table:formula="of:=AVERAGE([.BE9:.BG9])" office:value-type="float" office:value="0.157333333333333" calcext:value-type="float">
            <text:p>0.15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85" calcext:value-type="float">
            <text:p>0.085</text:p>
          </table:table-cell>
          <table:table-cell table:formula="of:=((MAX([.BJ9:.BL9])-MIN([.BJ9:.BL9]))/2)" office:value-type="float" office:value="0.0035" calcext:value-type="float">
            <text:p>0.003</text:p>
          </table:table-cell>
          <table:table-cell table:formula="of:=AVERAGE([.BJ9:.BL9])" office:value-type="float" office:value="0.0873333333333333" calcext:value-type="float">
            <text:p>0.08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style-name="ce21" office:value-type="float" office:value="0.02" calcext:value-type="float">
            <text:p>0.020</text:p>
          </table:table-cell>
          <table:table-cell table:formula="of:=((MAX([.BO9:.BQ9])-MIN([.BO9:.BQ9]))/2)" office:value-type="float" office:value="0.0005" calcext:value-type="float">
            <text:p>0.001</text:p>
          </table:table-cell>
          <table:table-cell table:formula="of:=AVERAGE([.BO9:.BQ9])" office:value-type="float" office:value="0.0196666666666667" calcext:value-type="float">
            <text:p>0.020</text:p>
          </table:table-cell>
          <table:table-cell table:number-columns-repeated="3" table:style-name="ce12" office:value-type="float" office:value="0.017" calcext:value-type="float">
            <text:p>0.017</text:p>
          </table:table-cell>
          <table:table-cell table:formula="of:=((MAX([.BT9:.BV9])-MIN([.BT9:.BV9]))/2)" office:value-type="float" office:value="0" calcext:value-type="float">
            <text:p>0.000</text:p>
          </table:table-cell>
          <table:table-cell table:formula="of:=AVERAGE([.BT9:.BV9])" office:value-type="float" office:value="0.017" calcext:value-type="float">
            <text:p>0.017</text:p>
          </table:table-cell>
          <table:table-cell table:number-columns-repeated="3" table:style-name="ce21" office:value-type="float" office:value="0.013" calcext:value-type="float">
            <text:p>0.013</text:p>
          </table:table-cell>
          <table:table-cell table:formula="of:=((MAX([.BY9:.CA9])-MIN([.BY9:.CA9]))/2)" office:value-type="float" office:value="0" calcext:value-type="float">
            <text:p>0.000</text:p>
          </table:table-cell>
          <table:table-cell table:formula="of:=AVERAGE([.BY9:.CA9])" office:value-type="float" office:value="0.013" calcext:value-type="float">
            <text:p>0.013</text:p>
          </table:table-cell>
          <table:table-cell table:number-columns-repeated="3" table:style-name="ce12" office:value-type="float" office:value="0.012" calcext:value-type="float">
            <text:p>0.012</text:p>
          </table:table-cell>
          <table:table-cell table:formula="of:=((MAX([.CD9:.CF9])-MIN([.CD9:.CF9]))/2)" office:value-type="float" office:value="0" calcext:value-type="float">
            <text:p>0.000</text:p>
          </table:table-cell>
          <table:table-cell table:formula="of:=AVERAGE([.CD9:.CF9])" office:value-type="float" office:value="0.012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I9:.CK9])-MIN([.CI9:.CK9]))/2)" office:value-type="float" office:value="0.001" calcext:value-type="float">
            <text:p>0.001</text:p>
          </table:table-cell>
          <table:table-cell table:formula="of:=AVERAGE([.CI9:.CK9])" office:value-type="float" office:value="0.0116666666666667" calcext:value-type="float">
            <text:p>0.012</text:p>
          </table:table-cell>
          <table:table-cell table:number-columns-repeated="3" table:style-name="ce12" office:value-type="float" office:value="0.018" calcext:value-type="float">
            <text:p>0.018</text:p>
          </table:table-cell>
          <table:table-cell table:formula="of:=((MAX([.CN9:.CP9])-MIN([.CN9:.CP9]))/2)" office:value-type="float" office:value="0" calcext:value-type="float">
            <text:p>0.000</text:p>
          </table:table-cell>
          <table:table-cell table:formula="of:=AVERAGE([.CN9:.CP9])" office:value-type="float" office:value="0.018" calcext:value-type="float">
            <text:p>0.018</text:p>
          </table:table-cell>
          <table:table-cell table:number-columns-repeated="2" table:style-name="ce21" office:value-type="float" office:value="0.014" calcext:value-type="float">
            <text:p>0.014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CS9:.CU9])-MIN([.CS9:.CU9]))/2)" office:value-type="float" office:value="0.0005" calcext:value-type="float">
            <text:p>0.000</text:p>
          </table:table-cell>
          <table:table-cell table:formula="of:=AVERAGE([.CS9:.CU9])" office:value-type="float" office:value="0.0143333333333333" calcext:value-type="float">
            <text:p>0.014</text:p>
          </table:table-cell>
          <table:table-cell table:formula="of:=AVERAGE([.E9];[.J9];[.O9];[.T9];[.Y9];[.AD9];[.AI9];[.AN9];[.AS9];[.AX9];[.BC9];[.BH9];[.BM9];[.BR9];[.BW9];[.CB9];[.CG9];[.CL9];[.CQ9];[.CV9])" office:value-type="float" office:value="0.001125" calcext:value-type="float">
            <text:p>0.001</text:p>
          </table:table-cell>
          <table:table-cell table:formula="of:=AVERAGE([.F9];[.K9];[.P9];[.U9];[.Z9];[.AE9];[.AJ9];[.AO9];[.AT9];[.AY9];[.BD9];[.BI9];[.BN9];[.BS9];[.BX9];[.CC9];[.CH9];[.CM9];[.CR9];[.CW9])" office:value-type="float" office:value="0.0741833333333334" calcext:value-type="float">
            <text:p>0.074</text:p>
          </table:table-cell>
          <table:table-cell table:formula="of:=([.CX9]/[.CY9])*100" office:value-type="float" office:value="1.51651314311391" calcext:value-type="float">
            <text:p>1.5</text:p>
          </table:table-cell>
          <table:table-cell office:value-type="string" calcext:value-type="string">
            <text:p>intro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7.044" calcext:value-type="float">
            <text:p>7.044</text:p>
          </table:table-cell>
          <table:table-cell table:style-name="ce12" office:value-type="float" office:value="6.937" calcext:value-type="float">
            <text:p>6.937</text:p>
          </table:table-cell>
          <table:table-cell table:style-name="ce12" office:value-type="float" office:value="8.17" calcext:value-type="float">
            <text:p>8.170</text:p>
          </table:table-cell>
          <table:table-cell table:formula="of:=((MAX([.B10:.D10])-MIN([.B10:.D10]))/2)" office:value-type="float" office:value="0.0574999999999997" calcext:value-type="float">
            <text:p>0.057</text:p>
          </table:table-cell>
          <table:table-cell table:formula="of:=AVERAGE([.B10:.D10])" office:value-type="float" office:value="6.97" calcext:value-type="float">
            <text:p>6.97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table:formula="of:=((MAX([.G10:.I10])-MIN([.G10:.I10]))/2)" office:value-type="float" office:value="0.0005" calcext:value-type="float">
            <text:p>0.001</text:p>
          </table:table-cell>
          <table:table-cell table:formula="of:=AVERAGE([.G10:.I10])" office:value-type="float" office:value="0.0373333333333333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table:formula="of:=((MAX([.L10:.N10])-MIN([.L10:.N10]))/2)" office:value-type="float" office:value="0.0005" calcext:value-type="float">
            <text:p>0.001</text:p>
          </table:table-cell>
          <table:table-cell table:formula="of:=AVERAGE([.L10:.N10])" office:value-type="float" office:value="0.0173333333333333" calcext:value-type="float">
            <text:p>0.017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(MAX([.Q10:.S10])-MIN([.Q10:.S10]))/2)" office:value-type="float" office:value="0.0005" calcext:value-type="float">
            <text:p>0.000</text:p>
          </table:table-cell>
          <table:table-cell table:formula="of:=AVERAGE([.Q10:.S10])" office:value-type="float" office:value="0.00933333333333333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V10:.X10])-MIN([.V10:.X10]))/2)" office:value-type="float" office:value="0.0005" calcext:value-type="float">
            <text:p>0.000</text:p>
          </table:table-cell>
          <table:table-cell table:formula="of:=AVERAGE([.V10:.X10])" office:value-type="float" office:value="0.0133333333333333" calcext:value-type="float">
            <text:p>0.013</text:p>
          </table:table-cell>
          <table:table-cell table:style-name="ce21" office:value-type="float" office:value="0.1" calcext:value-type="float">
            <text:p>0.100</text:p>
          </table:table-cell>
          <table:table-cell table:style-name="ce21" office:value-type="float" office:value="0.098" calcext:value-type="float">
            <text:p>0.098</text:p>
          </table:table-cell>
          <table:table-cell table:style-name="ce21" office:value-type="float" office:value="0.099" calcext:value-type="float">
            <text:p>0.099</text:p>
          </table:table-cell>
          <table:table-cell table:formula="of:=((MAX([.AA10:.AC10])-MIN([.AA10:.AC10]))/2)" office:value-type="float" office:value="0.001" calcext:value-type="float">
            <text:p>0.001</text:p>
          </table:table-cell>
          <table:table-cell table:formula="of:=AVERAGE([.AA10:.AC10])" office:value-type="float" office:value="0.099" calcext:value-type="float">
            <text:p>0.099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AF10:.AH10])-MIN([.AF10:.AH10]))/2)" office:value-type="float" office:value="0" calcext:value-type="float">
            <text:p>0.000</text:p>
          </table:table-cell>
          <table:table-cell table:formula="of:=AVERAGE([.AF10:.AH10])" office:value-type="float" office:value="0.01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K10:.AM10])-MIN([.AK10:.AM10]))/2)" office:value-type="float" office:value="0.0005" calcext:value-type="float">
            <text:p>0.000</text:p>
          </table:table-cell>
          <table:table-cell table:formula="of:=AVERAGE([.AK10:.AM10])" office:value-type="float" office:value="0.00966666666666667" calcext:value-type="float">
            <text:p>0.0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table:formula="of:=((MAX([.AP10:.AR10])-MIN([.AP10:.AR10]))/2)" office:value-type="float" office:value="0.0015" calcext:value-type="float">
            <text:p>0.002</text:p>
          </table:table-cell>
          <table:table-cell table:formula="of:=AVERAGE([.AP10:.AR10])" office:value-type="float" office:value="0.0653333333333333" calcext:value-type="float">
            <text:p>0.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0</text:p>
          </table:table-cell>
          <table:table-cell table:formula="of:=((MAX([.AU10:.AW10])-MIN([.AU10:.AW10]))/2)" office:value-type="float" office:value="0.0025" calcext:value-type="float">
            <text:p>0.002</text:p>
          </table:table-cell>
          <table:table-cell table:formula="of:=AVERAGE([.AU10:.AW10])"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AZ10:.BB10])-MIN([.AZ10:.BB10]))/2)" office:value-type="float" office:value="0.0005" calcext:value-type="float">
            <text:p>0.001</text:p>
          </table:table-cell>
          <table:table-cell table:formula="of:=AVERAGE([.AZ10:.BB10])" office:value-type="float" office:value="0.0113333333333333" calcext:value-type="float">
            <text:p>0.011</text:p>
          </table:table-cell>
          <table:table-cell table:style-name="ce30" office:value-type="float" office:value="0.59" calcext:value-type="float">
            <text:p>0.590</text:p>
          </table:table-cell>
          <table:table-cell table:style-name="ce21" office:value-type="float" office:value="0.583" calcext:value-type="float">
            <text:p>0.583</text:p>
          </table:table-cell>
          <table:table-cell table:style-name="ce21" office:value-type="float" office:value="0.617" calcext:value-type="float">
            <text:p>0.617</text:p>
          </table:table-cell>
          <table:table-cell table:formula="of:=((MAX([.BE10:.BG10])-MIN([.BE10:.BG10]))/2)" office:value-type="float" office:value="0.017" calcext:value-type="float">
            <text:p>0.017</text:p>
          </table:table-cell>
          <table:table-cell table:formula="of:=AVERAGE([.BE10:.BG10])" office:value-type="float" office:value="0.596666666666667" calcext:value-type="float">
            <text:p>0.59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2" calcext:value-type="float">
            <text:p>0.362</text:p>
          </table:table-cell>
          <table:table-cell table:formula="of:=((MAX([.BJ10:.BL10])-MIN([.BJ10:.BL10]))/2)" office:value-type="float" office:value="0.0275" calcext:value-type="float">
            <text:p>0.028</text:p>
          </table:table-cell>
          <table:table-cell table:formula="of:=AVERAGE([.BJ10:.BL10])" office:value-type="float" office:value="0.325666666666667" calcext:value-type="float">
            <text:p>0.326</text:p>
          </table:table-cell>
          <table:table-cell table:number-columns-repeated="2" office:value-type="float" office:value="0.025" calcext:value-type="float">
            <text:p>0.025</text:p>
          </table:table-cell>
          <table:table-cell table:style-name="ce21" office:value-type="float" office:value="0.024" calcext:value-type="float">
            <text:p>0.024</text:p>
          </table:table-cell>
          <table:table-cell table:formula="of:=((MAX([.BO10:.BQ10])-MIN([.BO10:.BQ10]))/2)" office:value-type="float" office:value="0.0005" calcext:value-type="float">
            <text:p>0.001</text:p>
          </table:table-cell>
          <table:table-cell table:formula="of:=AVERAGE([.BO10:.BQ10])" office:value-type="float" office:value="0.0246666666666667" calcext:value-type="float">
            <text:p>0.025</text:p>
          </table:table-cell>
          <table:table-cell table:number-columns-repeated="3" table:style-name="ce12" office:value-type="float" office:value="0.02" calcext:value-type="float">
            <text:p>0.020</text:p>
          </table:table-cell>
          <table:table-cell table:formula="of:=((MAX([.BT10:.BV10])-MIN([.BT10:.BV10]))/2)" office:value-type="float" office:value="0" calcext:value-type="float">
            <text:p>0.000</text:p>
          </table:table-cell>
          <table:table-cell table:formula="of:=AVERAGE([.BT10:.BV10])" office:value-type="float" office:value="0.02" calcext:value-type="float">
            <text:p>0.020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0:.CA10])-MIN([.BY10:.CA10]))/2)" office:value-type="float" office:value="0.0005" calcext:value-type="float">
            <text:p>0.000</text:p>
          </table:table-cell>
          <table:table-cell table:formula="of:=AVERAGE([.BY10:.CA10])" office:value-type="float" office:value="0.0143333333333333" calcext:value-type="float">
            <text:p>0.014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2" office:value-type="float" office:value="0.012" calcext:value-type="float">
            <text:p>0.012</text:p>
          </table:table-cell>
          <table:table-cell table:formula="of:=((MAX([.CD10:.CF10])-MIN([.CD10:.CF10]))/2)" office:value-type="float" office:value="0.001" calcext:value-type="float">
            <text:p>0.001</text:p>
          </table:table-cell>
          <table:table-cell table:formula="of:=AVERAGE([.CD10:.CF10])" office:value-type="float" office:value="0.0126666666666667" calcext:value-type="float">
            <text:p>0.013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style-name="ce21" office:value-type="float" office:value="0.012" calcext:value-type="float">
            <text:p>0.012</text:p>
          </table:table-cell>
          <table:table-cell table:formula="of:=((MAX([.CI10:.CK10])-MIN([.CI10:.CK10]))/2)" office:value-type="float" office:value="0.0005" calcext:value-type="float">
            <text:p>0.001</text:p>
          </table:table-cell>
          <table:table-cell table:formula="of:=AVERAGE([.CI10:.CK10])" office:value-type="float" office:value="0.0113333333333333" calcext:value-type="float">
            <text:p>0.011</text:p>
          </table:table-cell>
          <table:table-cell table:number-columns-repeated="3" table:style-name="ce12" office:value-type="float" office:value="0.022" calcext:value-type="float">
            <text:p>0.022</text:p>
          </table:table-cell>
          <table:table-cell table:formula="of:=((MAX([.CN10:.CP10])-MIN([.CN10:.CP10]))/2)" office:value-type="float" office:value="0" calcext:value-type="float">
            <text:p>0.000</text:p>
          </table:table-cell>
          <table:table-cell table:formula="of:=AVERAGE([.CN10:.CP10])" office:value-type="float" office:value="0.022" calcext:value-type="float">
            <text:p>0.022</text:p>
          </table:table-cell>
          <table:table-cell table:number-columns-repeated="2" table:style-name="ce21" office:value-type="float" office:value="0.022" calcext:value-type="float">
            <text:p>0.022</text:p>
          </table:table-cell>
          <table:table-cell table:style-name="ce21" office:value-type="float" office:value="0.021" calcext:value-type="float">
            <text:p>0.021</text:p>
          </table:table-cell>
          <table:table-cell table:formula="of:=((MAX([.CS10:.CU10])-MIN([.CS10:.CU10]))/2)" office:value-type="float" office:value="0.000499999999999999" calcext:value-type="float">
            <text:p>0.000</text:p>
          </table:table-cell>
          <table:table-cell table:formula="of:=AVERAGE([.CS10:.CU10])" office:value-type="float" office:value="0.0216666666666667" calcext:value-type="float">
            <text:p>0.022</text:p>
          </table:table-cell>
          <table:table-cell table:formula="of:=AVERAGE([.E10];[.J10];[.O10];[.T10];[.Y10];[.AD10];[.AI10];[.AN10];[.AS10];[.AX10];[.BC10];[.BH10];[.BM10];[.BR10];[.BW10];[.CB10];[.CG10];[.CL10];[.CQ10];[.CV10])" office:value-type="float" office:value="0.00564999999999999" calcext:value-type="float">
            <text:p>0.006</text:p>
          </table:table-cell>
          <table:table-cell table:formula="of:=AVERAGE([.F10];[.K10];[.P10];[.U10];[.Z10];[.AE10];[.AJ10];[.AO10];[.AT10];[.AY10];[.BD10];[.BI10];[.BN10];[.BS10];[.BX10];[.CC10];[.CH10];[.CM10];[.CR10];[.CW10])" office:value-type="float" office:value="0.415933333333333" calcext:value-type="float">
            <text:p>0.416</text:p>
          </table:table-cell>
          <table:table-cell table:formula="of:=([.CX10]/[.CY10])*100" office:value-type="float" office:value="1.35839076775124" calcext:value-type="float">
            <text:p>1.4</text:p>
          </table:table-cell>
          <table:table-cell office:value-type="string" calcext:value-type="string">
            <text:p>l-zipma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1:.D11])-MIN([.B11:.D11]))/2)" office:value-type="float" office:value="0" calcext:value-type="float">
            <text:p>0.000</text:p>
          </table:table-cell>
          <table:table-cell table:formula="of:=AVERAGE([.B11:.D11])" office:value-type="float" office:value="10" calcext:value-type="float">
            <text:p>10.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formula="of:=((MAX([.G11:.I11])-MIN([.G11:.I11]))/2)" office:value-type="float" office:value="0.0025" calcext:value-type="float">
            <text:p>0.003</text:p>
          </table:table-cell>
          <table:table-cell table:formula="of:=AVERAGE([.G11:.I11])" office:value-type="float" office:value="0.045" calcext:value-type="float">
            <text:p>0.045</text:p>
          </table:table-cell>
          <table:table-cell office:value-type="float" office:value="0.02" calcext:value-type="float">
            <text:p>0.02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table:formula="of:=((MAX([.L11:.N11])-MIN([.L11:.N11]))/2)" office:value-type="float" office:value="0.001" calcext:value-type="float">
            <text:p>0.001</text:p>
          </table:table-cell>
          <table:table-cell table:formula="of:=AVERAGE([.L11:.N11])" office:value-type="float" office:value="0.02" calcext:value-type="float">
            <text:p>0.02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Q11:.S11])-MIN([.Q11:.S11]))/2)" office:value-type="float" office:value="0.0005" calcext:value-type="float">
            <text:p>0.000</text:p>
          </table:table-cell>
          <table:table-cell table:formula="of:=AVERAGE([.Q11:.S11])" office:value-type="float" office:value="0.0103333333333333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formula="of:=((MAX([.V11:.X11])-MIN([.V11:.X11]))/2)" office:value-type="float" office:value="0.001" calcext:value-type="float">
            <text:p>0.001</text:p>
          </table:table-cell>
          <table:table-cell table:formula="of:=AVERAGE([.V11:.X11])" office:value-type="float" office:value="0.015" calcext:value-type="float">
            <text:p>0.015</text:p>
          </table:table-cell>
          <table:table-cell table:style-name="ce21" office:value-type="float" office:value="0.351" calcext:value-type="float">
            <text:p>0.351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0.347" calcext:value-type="float">
            <text:p>0.347</text:p>
          </table:table-cell>
          <table:table-cell table:formula="of:=((MAX([.AA11:.AC11])-MIN([.AA11:.AC11]))/2)" office:value-type="float" office:value="0.0115" calcext:value-type="float">
            <text:p>0.012</text:p>
          </table:table-cell>
          <table:table-cell table:formula="of:=AVERAGE([.AA11:.AC11])" office:value-type="float" office:value="0.342" calcext:value-type="float">
            <text:p>0.34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1:.AH11])-MIN([.AF11:.AH11]))/2)" office:value-type="float" office:value="0.0005" calcext:value-type="float">
            <text:p>0.000</text:p>
          </table:table-cell>
          <table:table-cell table:formula="of:=AVERAGE([.AF11:.AH11])" office:value-type="float" office:value="0.00933333333333333" calcext:value-type="float">
            <text:p>0.009</text:p>
          </table:table-cell>
          <table:table-cell table:number-columns-repeated="3" office:value-type="float" office:value="0.009" calcext:value-type="float">
            <text:p>0.009</text:p>
          </table:table-cell>
          <table:table-cell table:formula="of:=((MAX([.AK11:.AM11])-MIN([.AK11:.AM11]))/2)" office:value-type="float" office:value="0" calcext:value-type="float">
            <text:p>0.000</text:p>
          </table:table-cell>
          <table:table-cell table:formula="of:=AVERAGE([.AK11:.AM11])" office:value-type="float" office:value="0.009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5" calcext:value-type="float">
            <text:p>0.075</text:p>
          </table:table-cell>
          <table:table-cell table:formula="of:=((MAX([.AP11:.AR11])-MIN([.AP11:.AR11]))/2)" office:value-type="float" office:value="0.00149999999999999" calcext:value-type="float">
            <text:p>0.001</text:p>
          </table:table-cell>
          <table:table-cell table:formula="of:=AVERAGE([.AP11:.AR11])" office:value-type="float" office:value="0.0736666666666667" calcext:value-type="float">
            <text:p>0.074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((MAX([.AU11:.AW11])-MIN([.AU11:.AW11]))/2)" office:value-type="float" office:value="0.0005" calcext:value-type="float">
            <text:p>0.001</text:p>
          </table:table-cell>
          <table:table-cell table:formula="of:=AVERAGE([.AU11:.AW11])" office:value-type="float" office:value="0.0323333333333333" calcext:value-type="float">
            <text:p>0.03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11:.BB11])-MIN([.AZ11:.BB11]))/2)" office:value-type="float" office:value="0" calcext:value-type="float">
            <text:p>0.000</text:p>
          </table:table-cell>
          <table:table-cell table:formula="of:=AVERAGE([.AZ11:.BB11])" office:value-type="float" office:value="0.011" calcext:value-type="float">
            <text:p>0.011</text:p>
          </table:table-cell>
          <table:table-cell table:style-name="ce21" office:value-type="float" office:value="1.782" calcext:value-type="float">
            <text:p>1.782</text:p>
          </table:table-cell>
          <table:table-cell table:style-name="ce21" office:value-type="float" office:value="1.758" calcext:value-type="float">
            <text:p>1.758</text:p>
          </table:table-cell>
          <table:table-cell table:style-name="ce21" office:value-type="float" office:value="1.836" calcext:value-type="float">
            <text:p>1.836</text:p>
          </table:table-cell>
          <table:table-cell table:formula="of:=((MAX([.BE11:.BG11])-MIN([.BE11:.BG11]))/2)" office:value-type="float" office:value="0.0389999999999999" calcext:value-type="float">
            <text:p>0.039</text:p>
          </table:table-cell>
          <table:table-cell table:formula="of:=AVERAGE([.BE11:.BG11])" office:value-type="float" office:value="1.792" calcext:value-type="float">
            <text:p>1.792</text:p>
          </table:table-cell>
          <table:table-cell office:value-type="float" office:value="1.233" calcext:value-type="float">
            <text:p>1.233</text:p>
          </table:table-cell>
          <table:table-cell office:value-type="float" office:value="1.185" calcext:value-type="float">
            <text:p>1.185</text:p>
          </table:table-cell>
          <table:table-cell office:value-type="float" office:value="1.234" calcext:value-type="float">
            <text:p>1.234</text:p>
          </table:table-cell>
          <table:table-cell table:formula="of:=((MAX([.BJ11:.BL11])-MIN([.BJ11:.BL11]))/2)" office:value-type="float" office:value="0.0245" calcext:value-type="float">
            <text:p>0.025</text:p>
          </table:table-cell>
          <table:table-cell table:formula="of:=AVERAGE([.BJ11:.BL11])" office:value-type="float" office:value="1.21733333333333" calcext:value-type="float">
            <text:p>1.21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table:style-name="ce21" office:value-type="float" office:value="0.027" calcext:value-type="float">
            <text:p>0.027</text:p>
          </table:table-cell>
          <table:table-cell table:formula="of:=((MAX([.BO11:.BQ11])-MIN([.BO11:.BQ11]))/2)" office:value-type="float" office:value="0.000999999999999999" calcext:value-type="float">
            <text:p>0.001</text:p>
          </table:table-cell>
          <table:table-cell table:formula="of:=AVERAGE([.BO11:.BQ11])" office:value-type="float" office:value="0.0263333333333333" calcext:value-type="float">
            <text:p>0.026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2" table:style-name="ce12" office:value-type="float" office:value="0.023" calcext:value-type="float">
            <text:p>0.023</text:p>
          </table:table-cell>
          <table:table-cell table:formula="of:=((MAX([.BT11:.BV11])-MIN([.BT11:.BV11]))/2)" office:value-type="float" office:value="0.0005" calcext:value-type="float">
            <text:p>0.001</text:p>
          </table:table-cell>
          <table:table-cell table:formula="of:=AVERAGE([.BT11:.BV11])" office:value-type="float" office:value="0.0233333333333333" calcext:value-type="float">
            <text:p>0.023</text:p>
          </table:table-cell>
          <table:table-cell table:number-columns-repeated="2"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1:.CA11])-MIN([.BY11:.CA11]))/2)" office:value-type="float" office:value="0.0005" calcext:value-type="float">
            <text:p>0.000</text:p>
          </table:table-cell>
          <table:table-cell table:formula="of:=AVERAGE([.BY11:.CA11])" office:value-type="float" office:value="0.0146666666666667" calcext:value-type="float">
            <text:p>0.015</text:p>
          </table:table-cell>
          <table:table-cell table:style-name="ce12" office:value-type="float" office:value="0.012" calcext:value-type="float">
            <text:p>0.012</text:p>
          </table:table-cell>
          <table:table-cell table:number-columns-repeated="2" table:style-name="ce12" office:value-type="float" office:value="0.013" calcext:value-type="float">
            <text:p>0.013</text:p>
          </table:table-cell>
          <table:table-cell table:formula="of:=((MAX([.CD11:.CF11])-MIN([.CD11:.CF11]))/2)" office:value-type="float" office:value="0.0005" calcext:value-type="float">
            <text:p>0.001</text:p>
          </table:table-cell>
          <table:table-cell table:formula="of:=AVERAGE([.CD11:.CF11])" office:value-type="float" office:value="0.0126666666666667" calcext:value-type="float">
            <text:p>0.013</text:p>
          </table:table-cell>
          <table:table-cell table:style-name="ce21" office:value-type="float" office:value="0.012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formula="of:=((MAX([.CI11:.CK11])-MIN([.CI11:.CK11]))/2)" office:value-type="float" office:value="0.0005" calcext:value-type="float">
            <text:p>0.001</text:p>
          </table:table-cell>
          <table:table-cell table:formula="of:=AVERAGE([.CI11:.CK11])" office:value-type="float" office:value="0.0113333333333333" calcext:value-type="float">
            <text:p>0.011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formula="of:=((MAX([.CN11:.CP11])-MIN([.CN11:.CP11]))/2)" office:value-type="float" office:value="0.0005" calcext:value-type="float">
            <text:p>0.001</text:p>
          </table:table-cell>
          <table:table-cell table:formula="of:=AVERAGE([.CN11:.CP11])" office:value-type="float" office:value="0.0246666666666667" calcext:value-type="float">
            <text:p>0.025</text:p>
          </table:table-cell>
          <table:table-cell table:number-columns-repeated="2" table:style-name="ce21" office:value-type="float" office:value="0.023" calcext:value-type="float">
            <text:p>0.023</text:p>
          </table:table-cell>
          <table:table-cell table:style-name="ce21" office:value-type="float" office:value="0.022" calcext:value-type="float">
            <text:p>0.022</text:p>
          </table:table-cell>
          <table:table-cell table:formula="of:=((MAX([.CS11:.CU11])-MIN([.CS11:.CU11]))/2)" office:value-type="float" office:value="0.0005" calcext:value-type="float">
            <text:p>0.001</text:p>
          </table:table-cell>
          <table:table-cell table:formula="of:=AVERAGE([.CS11:.CU11])" office:value-type="float" office:value="0.0226666666666667" calcext:value-type="float">
            <text:p>0.023</text:p>
          </table:table-cell>
          <table:table-cell table:formula="of:=AVERAGE([.E11];[.J11];[.O11];[.T11];[.Y11];[.AD11];[.AI11];[.AN11];[.AS11];[.AX11];[.BC11];[.BH11];[.BM11];[.BR11];[.BW11];[.CB11];[.CG11];[.CL11];[.CQ11];[.CV11])" office:value-type="float" office:value="0.004325" calcext:value-type="float">
            <text:p>0.004</text:p>
          </table:table-cell>
          <table:table-cell table:formula="of:=AVERAGE([.F11];[.K11];[.P11];[.U11];[.Z11];[.AE11];[.AJ11];[.AO11];[.AT11];[.AY11];[.BD11];[.BI11];[.BN11];[.BS11];[.BX11];[.CC11];[.CH11];[.CM11];[.CR11];[.CW11])" office:value-type="float" office:value="0.685633333333333" calcext:value-type="float">
            <text:p>0.686</text:p>
          </table:table-cell>
          <table:table-cell table:formula="of:=([.CX11]/[.CY11])*100" office:value-type="float" office:value="0.630803636540424" calcext:value-type="float">
            <text:p>0.6</text:p>
          </table:table-cell>
          <table:table-cell office:value-type="string" calcext:value-type="string">
            <text:p>l-zipunzi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2:.D12])-MIN([.B12:.D12]))/2)" office:value-type="float" office:value="0" calcext:value-type="float">
            <text:p>0.000</text:p>
          </table:table-cell>
          <table:table-cell table:formula="of:=AVERAGE([.B12:.D12])" office:value-type="float" office:value="10" calcext:value-type="float">
            <text:p>10.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0</text:p>
          </table:table-cell>
          <table:table-cell office:value-type="float" office:value="0.08" calcext:value-type="float">
            <text:p>0.080</text:p>
          </table:table-cell>
          <table:table-cell table:formula="of:=((MAX([.G12:.I12])-MIN([.G12:.I12]))/2)" office:value-type="float" office:value="0.0025" calcext:value-type="float">
            <text:p>0.003</text:p>
          </table:table-cell>
          <table:table-cell table:formula="of:=AVERAGE([.G12:.I12])" office:value-type="float" office:value="0.0683333333333333" calcext:value-type="float">
            <text:p>0.068</text:p>
          </table:table-cell>
          <table:table-cell office:value-type="float" office:value="0.02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table:formula="of:=((MAX([.L12:.N12])-MIN([.L12:.N12]))/2)" office:value-type="float" office:value="0.000999999999999999" calcext:value-type="float">
            <text:p>0.001</text:p>
          </table:table-cell>
          <table:table-cell table:formula="of:=AVERAGE([.L12:.N12])" office:value-type="float" office:value="0.0206666666666667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formula="of:=((MAX([.Q12:.S12])-MIN([.Q12:.S12]))/2)" office:value-type="float" office:value="0.000999999999999999" calcext:value-type="float">
            <text:p>0.001</text:p>
          </table:table-cell>
          <table:table-cell table:formula="of:=AVERAGE([.Q12:.S12])" office:value-type="float" office:value="0.01" calcext:value-type="float">
            <text:p>0.010</text:p>
          </table:table-cell>
          <table:table-cell table:number-columns-repeated="3" office:value-type="float" office:value="0.016" calcext:value-type="float">
            <text:p>0.016</text:p>
          </table:table-cell>
          <table:table-cell table:formula="of:=((MAX([.V12:.X12])-MIN([.V12:.X12]))/2)" office:value-type="float" office:value="0" calcext:value-type="float">
            <text:p>0.000</text:p>
          </table:table-cell>
          <table:table-cell table:formula="of:=AVERAGE([.V12:.X12])" office:value-type="float" office:value="0.016" calcext:value-type="float">
            <text:p>0.016</text:p>
          </table:table-cell>
          <table:table-cell table:style-name="ce21" office:value-type="float" office:value="3.767" calcext:value-type="float">
            <text:p>3.767</text:p>
          </table:table-cell>
          <table:table-cell table:style-name="ce21" office:value-type="float" office:value="3.674" calcext:value-type="float">
            <text:p>3.674</text:p>
          </table:table-cell>
          <table:table-cell table:style-name="ce21" office:value-type="float" office:value="4.059" calcext:value-type="float">
            <text:p>4.059</text:p>
          </table:table-cell>
          <table:table-cell table:formula="of:=((MAX([.AA12:.AC12])-MIN([.AA12:.AC12]))/2)" office:value-type="float" office:value="0.1925" calcext:value-type="float">
            <text:p>0.193</text:p>
          </table:table-cell>
          <table:table-cell table:formula="of:=AVERAGE([.AA12:.AC12])" office:value-type="float" office:value="3.83333333333333" calcext:value-type="float">
            <text:p>3.83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AF12:.AH12])-MIN([.AF12:.AH12]))/2)" office:value-type="float" office:value="0.0015" calcext:value-type="float">
            <text:p>0.002</text:p>
          </table:table-cell>
          <table:table-cell table:formula="of:=AVERAGE([.AF12:.AH12])" office:value-type="float" office:value="0.0126666666666667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formula="of:=((MAX([.AK12:.AM12])-MIN([.AK12:.AM12]))/2)" office:value-type="float" office:value="0.001" calcext:value-type="float">
            <text:p>0.001</text:p>
          </table:table-cell>
          <table:table-cell table:formula="of:=AVERAGE([.AK12:.AM12])" office:value-type="float" office:value="0.012" calcext:value-type="float">
            <text:p>0.0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9" calcext:value-type="float">
            <text:p>0.129</text:p>
          </table:table-cell>
          <table:table-cell table:formula="of:=((MAX([.AP12:.AR12])-MIN([.AP12:.AR12]))/2)" office:value-type="float" office:value="0.0085" calcext:value-type="float">
            <text:p>0.009</text:p>
          </table:table-cell>
          <table:table-cell table:formula="of:=AVERAGE([.AP12:.AR12])" office:value-type="float" office:value="0.118666666666667" calcext:value-type="float">
            <text:p>0.1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table:formula="of:=((MAX([.AU12:.AW12])-MIN([.AU12:.AW12]))/2)" office:value-type="float" office:value="0.0035" calcext:value-type="float">
            <text:p>0.004</text:p>
          </table:table-cell>
          <table:table-cell table:formula="of:=AVERAGE([.AU12:.AW12])" office:value-type="float" office:value="0.042" calcext:value-type="float">
            <text:p>0.04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formula="of:=((MAX([.AZ12:.BB12])-MIN([.AZ12:.BB12]))/2)" office:value-type="float" office:value="0.001" calcext:value-type="float">
            <text:p>0.001</text:p>
          </table:table-cell>
          <table:table-cell table:formula="of:=AVERAGE([.AZ12:.BB12])" office:value-type="float" office:value="0.012" calcext:value-type="float">
            <text:p>0.012</text:p>
          </table:table-cell>
          <table:table-cell table:style-name="ce21" office:value-type="float" office:value="6.191" calcext:value-type="float">
            <text:p>6.191</text:p>
          </table:table-cell>
          <table:table-cell table:style-name="ce21" office:value-type="float" office:value="6.232" calcext:value-type="float">
            <text:p>6.232</text:p>
          </table:table-cell>
          <table:table-cell table:style-name="ce21" office:value-type="float" office:value="6.445" calcext:value-type="float">
            <text:p>6.445</text:p>
          </table:table-cell>
          <table:table-cell table:formula="of:=((MAX([.BE12:.BG12])-MIN([.BE12:.BG12]))/2)" office:value-type="float" office:value="0.127" calcext:value-type="float">
            <text:p>0.127</text:p>
          </table:table-cell>
          <table:table-cell table:formula="of:=AVERAGE([.BE12:.BG12])" office:value-type="float" office:value="6.28933333333333" calcext:value-type="float">
            <text:p>6.28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 table:formula="of:=((MAX([.BJ12:.BL12])-MIN([.BJ12:.BL12]))/2)" office:value-type="float" office:value="0.0185" calcext:value-type="float">
            <text:p>0.019</text:p>
          </table:table-cell>
          <table:table-cell table:formula="of:=AVERAGE([.BJ12:.BL12])" office:value-type="float" office:value="0.656333333333333" calcext:value-type="float">
            <text:p>0.65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table:style-name="ce21" office:value-type="float" office:value="0.031" calcext:value-type="float">
            <text:p>0.031</text:p>
          </table:table-cell>
          <table:table-cell table:formula="of:=((MAX([.BO12:.BQ12])-MIN([.BO12:.BQ12]))/2)" office:value-type="float" office:value="0.0005" calcext:value-type="float">
            <text:p>0.001</text:p>
          </table:table-cell>
          <table:table-cell table:formula="of:=AVERAGE([.BO12:.BQ12])" office:value-type="float" office:value="0.0313333333333333" calcext:value-type="float">
            <text:p>0.031</text:p>
          </table:table-cell>
          <table:table-cell table:style-name="ce12" office:value-type="float" office:value="0.022" calcext:value-type="float">
            <text:p>0.022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12" office:value-type="float" office:value="0.022" calcext:value-type="float">
            <text:p>0.022</text:p>
          </table:table-cell>
          <table:table-cell table:formula="of:=((MAX([.BT12:.BV12])-MIN([.BT12:.BV12]))/2)" office:value-type="float" office:value="0.0005" calcext:value-type="float">
            <text:p>0.001</text:p>
          </table:table-cell>
          <table:table-cell table:formula="of:=AVERAGE([.BT12:.BV12])" office:value-type="float" office:value="0.0223333333333333" calcext:value-type="float">
            <text:p>0.022</text:p>
          </table:table-cell>
          <table:table-cell table:number-columns-repeated="2" table:style-name="ce21" office:value-type="float" office:value="0.016" calcext:value-type="float">
            <text:p>0.016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BY12:.CA12])-MIN([.BY12:.CA12]))/2)" office:value-type="float" office:value="0.0005" calcext:value-type="float">
            <text:p>0.001</text:p>
          </table:table-cell>
          <table:table-cell table:formula="of:=AVERAGE([.BY12:.CA12])" office:value-type="float" office:value="0.0156666666666667" calcext:value-type="float">
            <text:p>0.016</text:p>
          </table:table-cell>
          <table:table-cell table:number-columns-repeated="3" table:style-name="ce12" office:value-type="float" office:value="0.013" calcext:value-type="float">
            <text:p>0.013</text:p>
          </table:table-cell>
          <table:table-cell table:formula="of:=((MAX([.CD12:.CF12])-MIN([.CD12:.CF12]))/2)" office:value-type="float" office:value="0" calcext:value-type="float">
            <text:p>0.000</text:p>
          </table:table-cell>
          <table:table-cell table:formula="of:=AVERAGE([.CD12:.CF12])" office:value-type="float" office:value="0.013" calcext:value-type="float">
            <text:p>0.013</text:p>
          </table:table-cell>
          <table:table-cell table:style-name="ce21" office:value-type="float" office:value="0.011" calcext:value-type="float">
            <text:p>0.011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2" calcext:value-type="float">
            <text:p>0.012</text:p>
          </table:table-cell>
          <table:table-cell table:formula="of:=((MAX([.CI12:.CK12])-MIN([.CI12:.CK12]))/2)" office:value-type="float" office:value="0.001" calcext:value-type="float">
            <text:p>0.001</text:p>
          </table:table-cell>
          <table:table-cell table:formula="of:=AVERAGE([.CI12:.CK12])" office:value-type="float" office:value="0.012" calcext:value-type="float">
            <text:p>0.012</text:p>
          </table:table-cell>
          <table:table-cell table:style-name="ce12" office:value-type="float" office:value="0.029" calcext:value-type="float">
            <text:p>0.029</text:p>
          </table:table-cell>
          <table:table-cell table:style-name="ce12" office:value-type="float" office:value="0.03" calcext:value-type="float">
            <text:p>0.030</text:p>
          </table:table-cell>
          <table:table-cell table:style-name="ce12" office:value-type="float" office:value="0.029" calcext:value-type="float">
            <text:p>0.029</text:p>
          </table:table-cell>
          <table:table-cell table:formula="of:=((MAX([.CN12:.CP12])-MIN([.CN12:.CP12]))/2)" office:value-type="float" office:value="0.000499999999999999" calcext:value-type="float">
            <text:p>0.000</text:p>
          </table:table-cell>
          <table:table-cell table:formula="of:=AVERAGE([.CN12:.CP12])" office:value-type="float" office:value="0.0293333333333333" calcext:value-type="float">
            <text:p>0.029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8" calcext:value-type="float">
            <text:p>0.018</text:p>
          </table:table-cell>
          <table:table-cell table:style-name="ce21" office:value-type="float" office:value="0.017" calcext:value-type="float">
            <text:p>0.017</text:p>
          </table:table-cell>
          <table:table-cell table:formula="of:=((MAX([.CS12:.CU12])-MIN([.CS12:.CU12]))/2)" office:value-type="float" office:value="0.0005" calcext:value-type="float">
            <text:p>0.001</text:p>
          </table:table-cell>
          <table:table-cell table:formula="of:=AVERAGE([.CS12:.CU12])" office:value-type="float" office:value="0.0173333333333333" calcext:value-type="float">
            <text:p>0.017</text:p>
          </table:table-cell>
          <table:table-cell table:formula="of:=AVERAGE([.E12];[.J12];[.O12];[.T12];[.Y12];[.AD12];[.AI12];[.AN12];[.AS12];[.AX12];[.BC12];[.BH12];[.BM12];[.BR12];[.BW12];[.CB12];[.CG12];[.CL12];[.CQ12];[.CV12])" office:value-type="float" office:value="0.018075" calcext:value-type="float">
            <text:p>0.018</text:p>
          </table:table-cell>
          <table:table-cell table:formula="of:=AVERAGE([.F12];[.K12];[.P12];[.U12];[.Z12];[.AE12];[.AJ12];[.AO12];[.AT12];[.AY12];[.BD12];[.BI12];[.BN12];[.BS12];[.BX12];[.CC12];[.CH12];[.CM12];[.CR12];[.CW12])" office:value-type="float" office:value="1.06161666666667" calcext:value-type="float">
            <text:p>1.062</text:p>
          </table:table-cell>
          <table:table-cell table:formula="of:=([.CX12]/[.CY12])*100" office:value-type="float" office:value="1.70259195880497" calcext:value-type="float">
            <text:p>1.7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3:.D13])-MIN([.B13:.D13]))/2)" office:value-type="float" office:value="0" calcext:value-type="float">
            <text:p>0.000</text:p>
          </table:table-cell>
          <table:table-cell table:formula="of:=AVERAGE([.B13:.D13])" office:value-type="float" office:value="10" calcext:value-type="float">
            <text:p>10.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7" calcext:value-type="float">
            <text:p>0.067</text:p>
          </table:table-cell>
          <table:table-cell table:formula="of:=((MAX([.G13:.I13])-MIN([.G13:.I13]))/2)" office:value-type="float" office:value="0.0025" calcext:value-type="float">
            <text:p>0.003</text:p>
          </table:table-cell>
          <table:table-cell table:formula="of:=AVERAGE([.G13:.I13])" office:value-type="float" office:value="0.0706666666666667" calcext:value-type="float">
            <text:p>0.07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formula="of:=((MAX([.L13:.N13])-MIN([.L13:.N13]))/2)" office:value-type="float" office:value="0.0005" calcext:value-type="float">
            <text:p>0.001</text:p>
          </table:table-cell>
          <table:table-cell table:formula="of:=AVERAGE([.L13:.N13])" office:value-type="float" office:value="0.0233333333333333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table:formula="of:=((MAX([.Q13:.S13])-MIN([.Q13:.S13]))/2)" office:value-type="float" office:value="0.0005" calcext:value-type="float">
            <text:p>0.000</text:p>
          </table:table-cell>
          <table:table-cell table:formula="of:=AVERAGE([.Q13:.S13])" office:value-type="float" office:value="0.0103333333333333" calcext:value-type="float">
            <text:p>0.010</text:p>
          </table:table-cell>
          <table:table-cell table:number-columns-repeated="3" office:value-type="float" office:value="0.017" calcext:value-type="float">
            <text:p>0.017</text:p>
          </table:table-cell>
          <table:table-cell table:formula="of:=((MAX([.V13:.X13])-MIN([.V13:.X13]))/2)" office:value-type="float" office:value="0" calcext:value-type="float">
            <text:p>0.000</text:p>
          </table:table-cell>
          <table:table-cell table:formula="of:=AVERAGE([.V13:.X13])" office:value-type="float" office:value="0.017" calcext:value-type="float">
            <text:p>0.017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float" office:value="10" calcext:value-type="float">
            <text:p>10.000</text:p>
          </table:table-cell>
          <table:table-cell table:style-name="ce27" office:value-type="float" office:value="10" calcext:value-type="float">
            <text:p>10.000</text:p>
          </table:table-cell>
          <table:table-cell table:formula="of:=((MAX([.AA13:.AC13])-MIN([.AA13:.AC13]))/2)" office:value-type="float" office:value="0" calcext:value-type="float">
            <text:p>0.000</text:p>
          </table:table-cell>
          <table:table-cell table:formula="of:=AVERAGE([.AA13:.AC13])" office:value-type="float" office:value="10" calcext:value-type="float">
            <text:p>10.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table:formula="of:=((MAX([.AF13:.AH13])-MIN([.AF13:.AH13]))/2)" office:value-type="float" office:value="0.0065" calcext:value-type="float">
            <text:p>0.007</text:p>
          </table:table-cell>
          <table:table-cell table:formula="of:=AVERAGE([.AF13:.AH13])" office:value-type="float" office:value="0.0196666666666667" calcext:value-type="float">
            <text:p>0.02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formula="of:=((MAX([.AK13:.AM13])-MIN([.AK13:.AM13]))/2)" office:value-type="float" office:value="0.001" calcext:value-type="float">
            <text:p>0.001</text:p>
          </table:table-cell>
          <table:table-cell table:formula="of:=AVERAGE([.AK13:.AM13])" office:value-type="float" office:value="0.0116666666666667" calcext:value-type="float">
            <text:p>0.012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3" calcext:value-type="float">
            <text:p>0.113</text:p>
          </table:table-cell>
          <table:table-cell table:formula="of:=((MAX([.AP13:.AR13])-MIN([.AP13:.AR13]))/2)" office:value-type="float" office:value="0.0005" calcext:value-type="float">
            <text:p>0.001</text:p>
          </table:table-cell>
          <table:table-cell table:formula="of:=AVERAGE([.AP13:.AR13])" office:value-type="float" office:value="0.112666666666667" calcext:value-type="float">
            <text:p>0.113</text:p>
          </table:table-cell>
          <table:table-cell table:number-columns-repeated="3" office:value-type="float" office:value="0.05" calcext:value-type="float">
            <text:p>0.050</text:p>
          </table:table-cell>
          <table:table-cell table:formula="of:=((MAX([.AU13:.AW13])-MIN([.AU13:.AW13]))/2)" office:value-type="float" office:value="0" calcext:value-type="float">
            <text:p>0.000</text:p>
          </table:table-cell>
          <table:table-cell table:formula="of:=AVERAGE([.AU13:.AW13])" office:value-type="float" office:value="0.05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AZ13:.BB13])-MIN([.AZ13:.BB13]))/2)" office:value-type="float" office:value="0.001" calcext:value-type="float">
            <text:p>0.001</text:p>
          </table:table-cell>
          <table:table-cell table:formula="of:=AVERAGE([.AZ13:.BB13])" office:value-type="float" office:value="0.013" calcext:value-type="float">
            <text:p>0.013</text:p>
          </table:table-cell>
          <table:table-cell table:style-name="ce27" office:value-type="float" office:value="10" calcext:value-type="float">
            <text:p>10.000</text:p>
          </table:table-cell>
          <table:table-cell table:number-columns-repeated="2" table:style-name="ce29" office:value-type="float" office:value="10" calcext:value-type="float">
            <text:p>10.000</text:p>
          </table:table-cell>
          <table:table-cell table:formula="of:=((MAX([.BE13:.BG13])-MIN([.BE13:.BG13]))/2)" office:value-type="float" office:value="0" calcext:value-type="float">
            <text:p>0.000</text:p>
          </table:table-cell>
          <table:table-cell table:formula="of:=AVERAGE([.BE13:.BG13])" office:value-type="float" office:value="10" calcext:value-type="float">
            <text:p>10.000</text:p>
          </table:table-cell>
          <table:table-cell office:value-type="float" office:value="2.799" calcext:value-type="float">
            <text:p>2.799</text:p>
          </table:table-cell>
          <table:table-cell office:value-type="float" office:value="2.76" calcext:value-type="float">
            <text:p>2.760</text:p>
          </table:table-cell>
          <table:table-cell office:value-type="float" office:value="2.717" calcext:value-type="float">
            <text:p>2.717</text:p>
          </table:table-cell>
          <table:table-cell table:formula="of:=((MAX([.BJ13:.BL13])-MIN([.BJ13:.BL13]))/2)" office:value-type="float" office:value="0.0409999999999999" calcext:value-type="float">
            <text:p>0.041</text:p>
          </table:table-cell>
          <table:table-cell table:formula="of:=AVERAGE([.BJ13:.BL13])" office:value-type="float" office:value="2.75866666666667" calcext:value-type="float">
            <text:p>2.75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table:style-name="ce21" office:value-type="float" office:value="0.035" calcext:value-type="float">
            <text:p>0.035</text:p>
          </table:table-cell>
          <table:table-cell table:formula="of:=((MAX([.BO13:.BQ13])-MIN([.BO13:.BQ13]))/2)" office:value-type="float" office:value="0.0005" calcext:value-type="float">
            <text:p>0.001</text:p>
          </table:table-cell>
          <table:table-cell table:formula="of:=AVERAGE([.BO13:.BQ13])" office:value-type="float" office:value="0.0353333333333333" calcext:value-type="float">
            <text:p>0.035</text:p>
          </table:table-cell>
          <table:table-cell table:number-columns-repeated="3" table:style-name="ce12" office:value-type="float" office:value="0.024" calcext:value-type="float">
            <text:p>0.024</text:p>
          </table:table-cell>
          <table:table-cell table:formula="of:=((MAX([.BT13:.BV13])-MIN([.BT13:.BV13]))/2)" office:value-type="float" office:value="0" calcext:value-type="float">
            <text:p>0.000</text:p>
          </table:table-cell>
          <table:table-cell table:formula="of:=AVERAGE([.BT13:.BV13])" office:value-type="float" office:value="0.024" calcext:value-type="float">
            <text:p>0.024</text:p>
          </table:table-cell>
          <table:table-cell table:style-name="ce21" office:value-type="float" office:value="0.016" calcext:value-type="float">
            <text:p>0.016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8" calcext:value-type="float">
            <text:p>0.018</text:p>
          </table:table-cell>
          <table:table-cell table:formula="of:=((MAX([.BY13:.CA13])-MIN([.BY13:.CA13]))/2)" office:value-type="float" office:value="0.001" calcext:value-type="float">
            <text:p>0.001</text:p>
          </table:table-cell>
          <table:table-cell table:formula="of:=AVERAGE([.BY13:.CA13])" office:value-type="float" office:value="0.017" calcext:value-type="float">
            <text:p>0.017</text:p>
          </table:table-cell>
          <table:table-cell table:number-columns-repeated="2" table:style-name="ce12" office:value-type="float" office:value="0.013" calcext:value-type="float">
            <text:p>0.013</text:p>
          </table:table-cell>
          <table:table-cell table:style-name="ce12" office:value-type="float" office:value="0.014" calcext:value-type="float">
            <text:p>0.014</text:p>
          </table:table-cell>
          <table:table-cell table:formula="of:=((MAX([.CD13:.CF13])-MIN([.CD13:.CF13]))/2)" office:value-type="float" office:value="0.0005" calcext:value-type="float">
            <text:p>0.000</text:p>
          </table:table-cell>
          <table:table-cell table:formula="of:=AVERAGE([.CD13:.CF13])" office:value-type="float" office:value="0.0133333333333333" calcext:value-type="float">
            <text:p>0.013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I13:.CK13])-MIN([.CI13:.CK13]))/2)" office:value-type="float" office:value="0.0005" calcext:value-type="float">
            <text:p>0.000</text:p>
          </table:table-cell>
          <table:table-cell table:formula="of:=AVERAGE([.CI13:.CK13])" office:value-type="float" office:value="0.0133333333333333" calcext:value-type="float">
            <text:p>0.013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office:value-type="float" office:value="0.034" calcext:value-type="float">
            <text:p>0.034</text:p>
          </table:table-cell>
          <table:table-cell table:formula="of:=((MAX([.CN13:.CP13])-MIN([.CN13:.CP13]))/2)" office:value-type="float" office:value="0.001" calcext:value-type="float">
            <text:p>0.001</text:p>
          </table:table-cell>
          <table:table-cell table:formula="of:=AVERAGE([.CN13:.CP13])" office:value-type="float" office:value="0.034" calcext:value-type="float">
            <text:p>0.034</text:p>
          </table:table-cell>
          <table:table-cell table:number-columns-repeated="3" table:style-name="ce21" office:value-type="float" office:value="0.035" calcext:value-type="float">
            <text:p>0.035</text:p>
          </table:table-cell>
          <table:table-cell table:formula="of:=((MAX([.CS13:.CU13])-MIN([.CS13:.CU13]))/2)" office:value-type="float" office:value="0" calcext:value-type="float">
            <text:p>0.000</text:p>
          </table:table-cell>
          <table:table-cell table:formula="of:=AVERAGE([.CS13:.CU13])" office:value-type="float" office:value="0.035" calcext:value-type="float">
            <text:p>0.035</text:p>
          </table:table-cell>
          <table:table-cell table:formula="of:=AVERAGE([.E13];[.J13];[.O13];[.T13];[.Y13];[.AD13];[.AI13];[.AN13];[.AS13];[.AX13];[.BC13];[.BH13];[.BM13];[.BR13];[.BW13];[.CB13];[.CG13];[.CL13];[.CQ13];[.CV13])" office:value-type="float" office:value="0.00285" calcext:value-type="float">
            <text:p>0.003</text:p>
          </table:table-cell>
          <table:table-cell table:formula="of:=AVERAGE([.F13];[.K13];[.P13];[.U13];[.Z13];[.AE13];[.AJ13];[.AO13];[.AT13];[.AY13];[.BD13];[.BI13];[.BN13];[.BS13];[.BX13];[.CC13];[.CH13];[.CM13];[.CR13];[.CW13])" office:value-type="float" office:value="1.66295" calcext:value-type="float">
            <text:p>1.663</text:p>
          </table:table-cell>
          <table:table-cell table:formula="of:=([.CX13]/[.CY13])*100" office:value-type="float" office:value="0.171382182266454" calcext:value-type="float">
            <text:p>0.2</text:p>
          </table:table-cell>
          <table:table-cell office:value-type="string" calcext:value-type="string">
            <text:p>mc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.000</text:p>
          </table:table-cell>
          <table:table-cell table:number-columns-repeated="2" table:style-name="ce14" office:value-type="float" office:value="10" calcext:value-type="float">
            <text:p>10.000</text:p>
          </table:table-cell>
          <table:table-cell table:style-name="ce17" table:formula="of:=((MAX([.B14:.D14])-MIN([.B14:.D14]))/2)" office:value-type="float" office:value="0" calcext:value-type="float">
            <text:p>0.000</text:p>
          </table:table-cell>
          <table:table-cell table:style-name="ce17" table:formula="of:=AVERAGE([.B14:.D14])" office:value-type="float" office:value="10" calcext:value-type="float">
            <text:p>10.000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5" table:formula="of:=((MAX([.G14:.I14])-MIN([.G14:.I14]))/2)" office:value-type="float" office:value="0.0015" calcext:value-type="float">
            <text:p>0.002</text:p>
          </table:table-cell>
          <table:table-cell table:style-name="ce25" table:formula="of:=AVERAGE([.G14:.I14])" office:value-type="float" office:value="0.102666666666667" calcext:value-type="float">
            <text:p>0.103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26" office:value-type="float" office:value="0.029" calcext:value-type="float">
            <text:p>0.029</text:p>
          </table:table-cell>
          <table:table-cell table:style-name="ce26" office:value-type="float" office:value="0.032" calcext:value-type="float">
            <text:p>0.032</text:p>
          </table:table-cell>
          <table:table-cell table:style-name="ce17" table:formula="of:=((MAX([.L14:.N14])-MIN([.L14:.N14]))/2)" office:value-type="float" office:value="0.002" calcext:value-type="float">
            <text:p>0.002</text:p>
          </table:table-cell>
          <table:table-cell table:style-name="ce17" table:formula="of:=AVERAGE([.L14:.N14])" office:value-type="float" office:value="0.0296666666666667" calcext:value-type="float">
            <text:p>0.030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2" office:value-type="float" office:value="0.012" calcext:value-type="float">
            <text:p>0.012</text:p>
          </table:table-cell>
          <table:table-cell table:style-name="ce25" table:formula="of:=((MAX([.Q14:.S14])-MIN([.Q14:.S14]))/2)" office:value-type="float" office:value="0.001" calcext:value-type="float">
            <text:p>0.001</text:p>
          </table:table-cell>
          <table:table-cell table:style-name="ce25" table:formula="of:=AVERAGE([.Q14:.S14])" office:value-type="float" office:value="0.011" calcext:value-type="float">
            <text:p>0.011</text:p>
          </table:table-cell>
          <table:table-cell table:number-columns-repeated="2" table:style-name="ce26" office:value-type="float" office:value="0.02" calcext:value-type="float">
            <text:p>0.020</text:p>
          </table:table-cell>
          <table:table-cell table:style-name="ce26" office:value-type="float" office:value="0.029" calcext:value-type="float">
            <text:p>0.029</text:p>
          </table:table-cell>
          <table:table-cell table:style-name="ce17" table:formula="of:=((MAX([.V14:.X14])-MIN([.V14:.X14]))/2)" office:value-type="float" office:value="0.0045" calcext:value-type="float">
            <text:p>0.005</text:p>
          </table:table-cell>
          <table:table-cell table:style-name="ce17" table:formula="of:=AVERAGE([.V14:.X14])" office:value-type="float" office:value="0.023" calcext:value-type="float">
            <text:p>0.023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AA14:.AC14])-MIN([.AA14:.AC14]))/2)" office:value-type="float" office:value="0" calcext:value-type="float">
            <text:p>0.000</text:p>
          </table:table-cell>
          <table:table-cell table:style-name="ce25" table:formula="of:=AVERAGE([.AA14:.AC14])" office:value-type="float" office:value="10" calcext:value-type="float">
            <text:p>10.000</text:p>
          </table:table-cell>
          <table:table-cell table:style-name="ce26" office:value-type="float" office:value="0.01" calcext:value-type="float">
            <text:p>0.010</text:p>
          </table:table-cell>
          <table:table-cell table:style-name="ce26" office:value-type="float" office:value="0.02" calcext:value-type="float">
            <text:p>0.020</text:p>
          </table:table-cell>
          <table:table-cell table:style-name="ce26" office:value-type="float" office:value="0.013" calcext:value-type="float">
            <text:p>0.013</text:p>
          </table:table-cell>
          <table:table-cell table:style-name="ce17" table:formula="of:=((MAX([.AF14:.AH14])-MIN([.AF14:.AH14]))/2)" office:value-type="float" office:value="0.005" calcext:value-type="float">
            <text:p>0.005</text:p>
          </table:table-cell>
          <table:table-cell table:style-name="ce17" table:formula="of:=AVERAGE([.AF14:.AH14])" office:value-type="float" office:value="0.0143333333333333" calcext:value-type="float">
            <text:p>0.014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2" calcext:value-type="float">
            <text:p>0.012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5" table:formula="of:=((MAX([.AK14:.AM14])-MIN([.AK14:.AM14]))/2)" office:value-type="float" office:value="0.002" calcext:value-type="float">
            <text:p>0.002</text:p>
          </table:table-cell>
          <table:table-cell table:style-name="ce25" table:formula="of:=AVERAGE([.AK14:.AM14])" office:value-type="float" office:value="0.012" calcext:value-type="float">
            <text:p>0.012</text:p>
          </table:table-cell>
          <table:table-cell table:number-columns-repeated="2" table:style-name="ce26" office:value-type="float" office:value="0.141" calcext:value-type="float">
            <text:p>0.141</text:p>
          </table:table-cell>
          <table:table-cell table:style-name="ce26" office:value-type="float" office:value="0.163" calcext:value-type="float">
            <text:p>0.163</text:p>
          </table:table-cell>
          <table:table-cell table:style-name="ce17" table:formula="of:=((MAX([.AP14:.AR14])-MIN([.AP14:.AR14]))/2)" office:value-type="float" office:value="0.011" calcext:value-type="float">
            <text:p>0.011</text:p>
          </table:table-cell>
          <table:table-cell table:style-name="ce17" table:formula="of:=AVERAGE([.AP14:.AR14])" office:value-type="float" office:value="0.148333333333333" calcext:value-type="float">
            <text:p>0.148</text:p>
          </table:table-cell>
          <table:table-cell table:number-columns-repeated="2" table:style-name="ce22" office:value-type="float" office:value="0.06" calcext:value-type="float">
            <text:p>0.060</text:p>
          </table:table-cell>
          <table:table-cell table:style-name="ce22" office:value-type="float" office:value="0.066" calcext:value-type="float">
            <text:p>0.066</text:p>
          </table:table-cell>
          <table:table-cell table:style-name="ce25" table:formula="of:=((MAX([.AU14:.AW14])-MIN([.AU14:.AW14]))/2)" office:value-type="float" office:value="0.003" calcext:value-type="float">
            <text:p>0.003</text:p>
          </table:table-cell>
          <table:table-cell table:style-name="ce25" table:formula="of:=AVERAGE([.AU14:.AW14])" office:value-type="float" office:value="0.062" calcext:value-type="float">
            <text:p>0.062</text:p>
          </table:table-cell>
          <table:table-cell table:number-columns-repeated="2" table:style-name="ce26" office:value-type="float" office:value="0.013" calcext:value-type="float">
            <text:p>0.013</text:p>
          </table:table-cell>
          <table:table-cell table:style-name="ce26" office:value-type="float" office:value="0.014" calcext:value-type="float">
            <text:p>0.014</text:p>
          </table:table-cell>
          <table:table-cell table:style-name="ce17" table:formula="of:=((MAX([.AZ14:.BB14])-MIN([.AZ14:.BB14]))/2)" office:value-type="float" office:value="0.0005" calcext:value-type="float">
            <text:p>0.000</text:p>
          </table:table-cell>
          <table:table-cell table:style-name="ce17" table:formula="of:=AVERAGE([.AZ14:.BB14])" office:value-type="float" office:value="0.0133333333333333" calcext:value-type="float">
            <text:p>0.013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BE14:.BG14])-MIN([.BE14:.BG14]))/2)" office:value-type="float" office:value="0" calcext:value-type="float">
            <text:p>0.000</text:p>
          </table:table-cell>
          <table:table-cell table:style-name="ce25" table:formula="of:=AVERAGE([.BE14:.BG14])" office:value-type="float" office:value="10" calcext:value-type="float">
            <text:p>10.000</text:p>
          </table:table-cell>
          <table:table-cell table:number-columns-repeated="3" table:style-name="ce14" office:value-type="float" office:value="10" calcext:value-type="float">
            <text:p>10.000</text:p>
          </table:table-cell>
          <table:table-cell table:style-name="ce17" table:formula="of:=((MAX([.BJ14:.BL14])-MIN([.BJ14:.BL14]))/2)" office:value-type="float" office:value="0" calcext:value-type="float">
            <text:p>0.000</text:p>
          </table:table-cell>
          <table:table-cell table:style-name="ce17" table:formula="of:=AVERAGE([.BJ14:.BL14])" office:value-type="float" office:value="10" calcext:value-type="float">
            <text:p>10.000</text:p>
          </table:table-cell>
          <table:table-cell table:style-name="ce22" office:value-type="float" office:value="0.049" calcext:value-type="float">
            <text:p>0.049</text:p>
          </table:table-cell>
          <table:table-cell table:style-name="ce22" office:value-type="float" office:value="0.048" calcext:value-type="float">
            <text:p>0.048</text:p>
          </table:table-cell>
          <table:table-cell table:style-name="ce22" office:value-type="float" office:value="0.051" calcext:value-type="float">
            <text:p>0.051</text:p>
          </table:table-cell>
          <table:table-cell table:style-name="ce25" table:formula="of:=((MAX([.BO14:.BQ14])-MIN([.BO14:.BQ14]))/2)" office:value-type="float" office:value="0.0015" calcext:value-type="float">
            <text:p>0.002</text:p>
          </table:table-cell>
          <table:table-cell table:style-name="ce25" table:formula="of:=AVERAGE([.BO14:.BQ14])" office:value-type="float" office:value="0.0493333333333333" calcext:value-type="float">
            <text:p>0.049</text:p>
          </table:table-cell>
          <table:table-cell table:style-name="ce26" office:value-type="float" office:value="0.046" calcext:value-type="float">
            <text:p>0.046</text:p>
          </table:table-cell>
          <table:table-cell table:style-name="ce26" office:value-type="float" office:value="0.024" calcext:value-type="float">
            <text:p>0.024</text:p>
          </table:table-cell>
          <table:table-cell table:style-name="ce26" office:value-type="float" office:value="0.027" calcext:value-type="float">
            <text:p>0.027</text:p>
          </table:table-cell>
          <table:table-cell table:style-name="ce17" table:formula="of:=((MAX([.BT14:.BV14])-MIN([.BT14:.BV14]))/2)" office:value-type="float" office:value="0.011" calcext:value-type="float">
            <text:p>0.011</text:p>
          </table:table-cell>
          <table:table-cell table:style-name="ce17" table:formula="of:=AVERAGE([.BT14:.BV14])" office:value-type="float" office:value="0.0323333333333333" calcext:value-type="float">
            <text:p>0.032</text:p>
          </table:table-cell>
          <table:table-cell table:number-columns-repeated="3" table:style-name="ce22" office:value-type="float" office:value="0.018" calcext:value-type="float">
            <text:p>0.018</text:p>
          </table:table-cell>
          <table:table-cell table:style-name="ce25" table:formula="of:=((MAX([.BY14:.CA14])-MIN([.BY14:.CA14]))/2)" office:value-type="float" office:value="0" calcext:value-type="float">
            <text:p>0.000</text:p>
          </table:table-cell>
          <table:table-cell table:style-name="ce25" table:formula="of:=AVERAGE([.BY14:.CA14])" office:value-type="float" office:value="0.018" calcext:value-type="float">
            <text:p>0.018</text:p>
          </table:table-cell>
          <table:table-cell table:number-columns-repeated="2" table:style-name="ce26" office:value-type="float" office:value="0.013" calcext:value-type="float">
            <text:p>0.013</text:p>
          </table:table-cell>
          <table:table-cell table:style-name="ce26" office:value-type="float" office:value="0.014" calcext:value-type="float">
            <text:p>0.014</text:p>
          </table:table-cell>
          <table:table-cell table:style-name="ce17" table:formula="of:=((MAX([.CD14:.CF14])-MIN([.CD14:.CF14]))/2)" office:value-type="float" office:value="0.0005" calcext:value-type="float">
            <text:p>0.000</text:p>
          </table:table-cell>
          <table:table-cell table:style-name="ce17" table:formula="of:=AVERAGE([.CD14:.CF14])" office:value-type="float" office:value="0.0133333333333333" calcext:value-type="float">
            <text:p>0.013</text:p>
          </table:table-cell>
          <table:table-cell table:number-columns-repeated="2" table:style-name="ce22" office:value-type="float" office:value="0.012" calcext:value-type="float">
            <text:p>0.012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5" table:formula="of:=((MAX([.CI14:.CK14])-MIN([.CI14:.CK14]))/2)" office:value-type="float" office:value="0.001" calcext:value-type="float">
            <text:p>0.001</text:p>
          </table:table-cell>
          <table:table-cell table:style-name="ce25" table:formula="of:=AVERAGE([.CI14:.CK14])" office:value-type="float" office:value="0.0126666666666667" calcext:value-type="float">
            <text:p>0.013</text:p>
          </table:table-cell>
          <table:table-cell table:style-name="ce26" office:value-type="float" office:value="0.051" calcext:value-type="float">
            <text:p>0.051</text:p>
          </table:table-cell>
          <table:table-cell table:style-name="ce26" office:value-type="float" office:value="0.05" calcext:value-type="float">
            <text:p>0.050</text:p>
          </table:table-cell>
          <table:table-cell table:style-name="ce26" office:value-type="float" office:value="0.055" calcext:value-type="float">
            <text:p>0.055</text:p>
          </table:table-cell>
          <table:table-cell table:style-name="ce17" table:formula="of:=((MAX([.CN14:.CP14])-MIN([.CN14:.CP14]))/2)" office:value-type="float" office:value="0.0025" calcext:value-type="float">
            <text:p>0.002</text:p>
          </table:table-cell>
          <table:table-cell table:style-name="ce17" table:formula="of:=AVERAGE([.CN14:.CP14])" office:value-type="float" office:value="0.052" calcext:value-type="float">
            <text:p>0.052</text:p>
          </table:table-cell>
          <table:table-cell table:style-name="ce22" office:value-type="float" office:value="0.042" calcext:value-type="float">
            <text:p>0.042</text:p>
          </table:table-cell>
          <table:table-cell table:style-name="ce22" office:value-type="float" office:value="0.037" calcext:value-type="float">
            <text:p>0.037</text:p>
          </table:table-cell>
          <table:table-cell table:style-name="ce22" office:value-type="float" office:value="0.041" calcext:value-type="float">
            <text:p>0.041</text:p>
          </table:table-cell>
          <table:table-cell table:style-name="ce25" table:formula="of:=((MAX([.CS14:.CU14])-MIN([.CS14:.CU14]))/2)" office:value-type="float" office:value="0.0025" calcext:value-type="float">
            <text:p>0.003</text:p>
          </table:table-cell>
          <table:table-cell table:style-name="ce38" table:formula="of:=AVERAGE([.CS14:.CU14])" office:value-type="float" office:value="0.04" calcext:value-type="float">
            <text:p>0.040</text:p>
          </table:table-cell>
          <table:table-cell table:style-name="ce39" table:formula="of:=AVERAGE([.E14];[.J14];[.O14];[.T14];[.Y14];[.AD14];[.AI14];[.AN14];[.AS14];[.AX14];[.BC14];[.BH14];[.BM14];[.BR14];[.BW14];[.CB14];[.CG14];[.CL14];[.CQ14];[.CV14])" office:value-type="float" office:value="0.002475" calcext:value-type="float">
            <text:p>0.002</text:p>
          </table:table-cell>
          <table:table-cell table:style-name="ce17" table:formula="of:=AVERAGE([.F14];[.K14];[.P14];[.U14];[.Z14];[.AE14];[.AJ14];[.AO14];[.AT14];[.AY14];[.BD14];[.BI14];[.BN14];[.BS14];[.BX14];[.CC14];[.CH14];[.CM14];[.CR14];[.CW14])" office:value-type="float" office:value="2.0317" calcext:value-type="float">
            <text:p>2.032</text:p>
          </table:table-cell>
          <table:table-cell table:style-name="ce44" table:formula="of:=([.CX14]/[.CY14])*100" office:value-type="float" office:value="0.121819166215485" calcext:value-type="float">
            <text:p>0.1</text:p>
          </table:table-cell>
          <table:table-cell office:value-type="string" calcext:value-type="string">
            <text:p>mc91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style-name="ce4" office:value-type="string" calcext:value-type="string">
            <text:p>averages</text:p>
          </table:table-cell>
          <table:table-cell table:style-name="ce40" table:formula="of:=AVERAGE([.CX4:.CX14])" office:value-type="float" office:value="0.00346590909090909" calcext:value-type="float">
            <text:p>0.003</text:p>
          </table:table-cell>
          <table:table-cell table:style-name="ce41" table:formula="of:=AVERAGE([.CY4:.CY14])" office:value-type="float" office:value="0.545981818181818" calcext:value-type="float">
            <text:p>0.546</text:p>
          </table:table-cell>
          <table:table-cell table:style-name="ce45" table:formula="of:=AVERAGE([.CZ4:.CZ14])" office:value-type="float" office:value="2.8851548728295" calcext:value-type="float">
            <text:p>2.9</text:p>
          </table:table-cell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mult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epeat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-e</text:p>
          </table:table-cell>
          <table:table-cell table:number-columns-repeated="2"/>
        </table:table-row>
      </table:table>
      <table:table table:name="CHART" table:style-name="ta1">
        <table:shapes>
          <draw:frame draw:z-index="0" draw:style-name="gr1" draw:text-style-name="P1" svg:width="293.51mm" svg:height="151.81mm" svg:x="0mm" svg:y="0mm">
            <loext:p draw:notify-on-update-of-ranges="DATA.A4:DATA.A14 DATA.DA2:DATA.DA2 DATA.F4:DATA.F14 DATA.A4:DATA.A14 DATA.DA3:DATA.DA3 DATA.K4:DATA.K14 DATA.A4:DATA.A14 DATA.DA4:DATA.DA4 DATA.P4:DATA.P14 DATA.A4:DATA.A14 DATA.DA5:DATA.DA5 DATA.U4:DATA.U14 DATA.A4:DATA.A14 DATA.DA6:DATA.DA6 DATA.Z4:DATA.Z14 DATA.A4:DATA.A14 DATA.DA7:DATA.DA7 DATA.AE4:DATA.AE14 DATA.A4:DATA.A14 DATA.DA8:DATA.DA8 DATA.AJ4:DATA.AJ14 DATA.A4:DATA.A14 DATA.DA9:DATA.DA9 DATA.AO4:DATA.AO14 DATA.A4:DATA.A14 DATA.DA10:DATA.DA10 DATA.AT4:DATA.AT14 DATA.A4:DATA.A14 DATA.DA11:DATA.DA11 DATA.AY4:DATA.AY14 DATA.A4:DATA.A14 DATA.DA12:DATA.DA12 DATA.BD4:DATA.BD14 DATA.A4:DATA.A14 DATA.DA13:DATA.DA13 DATA.BI4:DATA.BI14 DATA.A4:DATA.A14 DATA.DA14:DATA.DA14 DATA.BN4:DATA.BN14 DATA.A4:DATA.A14 DATA.DA15:DATA.DA15 DATA.BS4:DATA.BS14 DATA.A4:DATA.A14 DATA.DA16:DATA.DA16 DATA.BX4:DATA.BX14 DATA.A4:DATA.A14 DATA.DA17:DATA.DA17 DATA.CC4:DATA.CC14 DATA.A4:DATA.A14 DATA.DA18:DATA.DA18 DATA.CH4:DATA.CH14 DATA.A4:DATA.A14 DATA.DA19:DATA.DA19 DATA.CM4:DATA.CM14 DATA.A4:DATA.A14 DATA.DA20:DATA.DA20 DATA.CR4:DATA.CR14 DATA.A4:DATA.A14 DATA.DA21:DATA.DA21 DATA.CW4:DATA.CW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23:30:32.074221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23:39:45.696030191</dc:date>
    <meta:editing-duration>PT23H41M47S</meta:editing-duration>
    <meta:editing-cycles>40</meta:editing-cycles>
    <meta:generator>LibreOffice/5.0.6.2$Linux_X86_64 LibreOffice_project/00$Build-2</meta:generator>
    <dc:creator>Yu-Yang Lin</dc:creator>
    <meta:document-statistic meta:table-count="2" meta:cell-count="1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13">
      <style:chart-properties chart:display-label="true" chart:logarithmic="true" chart:minimum="0.005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left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bow-tie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hourglass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3">
      <style:chart-properties chart:symbol-type="named-symbol" chart:symbol-name="circle" chart:symbol-width="0.3cm" chart:symbol-height="0.3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3">
      <style:chart-properties chart:symbol-type="named-symbol" chart:symbol-name="star" chart:symbol-width="0.3cm" chart:symbol-height="0.3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3">
      <style:chart-properties chart:symbol-type="named-symbol" chart:symbol-name="x" chart:symbol-width="0.3cm" chart:symbol-height="0.3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3">
      <style:chart-properties chart:symbol-type="named-symbol" chart:symbol-name="plus" chart:symbol-width="0.3cm" chart:symbol-height="0.3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3">
      <style:chart-properties chart:symbol-type="named-symbol" chart:symbol-name="asterisk" chart:symbol-width="0.3cm" chart:symbol-height="0.3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3">
      <style:chart-properties chart:symbol-type="named-symbol" chart:symbol-name="horizontal-bar" chart:symbol-width="0.3cm" chart:symbol-height="0.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3">
      <style:chart-properties chart:symbol-type="named-symbol" chart:symbol-name="vertical-bar" chart:symbol-width="0.3cm" chart:symbol-height="0.3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9.352cm" svg:height="15.182cm" xlink:href=".." xlink:type="simple" chart:class="chart:scatter" chart:style-name="ch1">
        <chart:legend svg:x="0cm" svg:y="0cm" style:legend-expansion="custom" chartooo:width="29.351cm" chartooo:height="2.212cm" style:legend-expansion-aspect-ratio="13.2689873417722" chart:style-name="ch2"/>
        <chart:plot-area chart:style-name="ch3" table:cell-range-address="DATA.A4:DATA.A14 DATA.DA2:DATA.DA21 DATA.F4:DATA.F14 DATA.K4:DATA.K14 DATA.P4:DATA.P14 DATA.U4:DATA.U14 DATA.Z4:DATA.Z14 DATA.AE4:DATA.AE14 DATA.AJ4:DATA.AJ14 DATA.AO4:DATA.AO14 DATA.AT4:DATA.AT14 DATA.AY4:DATA.AY14 DATA.BD4:DATA.BD14 DATA.BI4:DATA.BI14 DATA.BN4:DATA.BN14 DATA.BS4:DATA.BS14 DATA.BX4:DATA.BX14 DATA.CC4:DATA.CC14 DATA.CH4:DATA.CH14 DATA.CM4:DATA.CM14 DATA.CR4:DATA.CR14 DATA.CW4:DATA.CW14" chart:data-source-has-labels="row" svg:x="0.293cm" svg:y="2.384cm" svg:width="28.853cm" svg:height="12.796cm">
          <chartooo:coordinate-region svg:x="2.105cm" svg:y="2.384cm" svg:width="26.695cm" svg:height="11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F4:DATA.F14" chart:label-cell-address="DATA.DA2:DATA.DA2" chart:class="chart:scatter">
            <chart:domain table:cell-range-address="DATA.A4:DATA.A14"/>
            <chart:data-point chart:repeated="11"/>
          </chart:series>
          <chart:series chart:style-name="ch8" chart:values-cell-range-address="DATA.K4:DATA.K14" chart:label-cell-address="DATA.DA3:DATA.DA3" chart:class="chart:scatter">
            <chart:data-point chart:repeated="11"/>
          </chart:series>
          <chart:series chart:style-name="ch9" chart:values-cell-range-address="DATA.P4:DATA.P14" chart:label-cell-address="DATA.DA4:DATA.DA4" chart:class="chart:scatter">
            <chart:data-point chart:repeated="11"/>
          </chart:series>
          <chart:series chart:style-name="ch10" chart:values-cell-range-address="DATA.U4:DATA.U14" chart:label-cell-address="DATA.DA5:DATA.DA5" chart:class="chart:scatter">
            <chart:data-point chart:repeated="11"/>
          </chart:series>
          <chart:series chart:style-name="ch11" chart:values-cell-range-address="DATA.Z4:DATA.Z14" chart:label-cell-address="DATA.DA6:DATA.DA6" chart:class="chart:scatter">
            <chart:data-point chart:repeated="11"/>
          </chart:series>
          <chart:series chart:style-name="ch12" chart:values-cell-range-address="DATA.AE4:DATA.AE14" chart:label-cell-address="DATA.DA7:DATA.DA7" chart:class="chart:scatter">
            <chart:data-point chart:repeated="11"/>
          </chart:series>
          <chart:series chart:style-name="ch13" chart:values-cell-range-address="DATA.AJ4:DATA.AJ14" chart:label-cell-address="DATA.DA8:DATA.DA8" chart:class="chart:scatter">
            <chart:data-point chart:repeated="11"/>
          </chart:series>
          <chart:series chart:style-name="ch14" chart:values-cell-range-address="DATA.AO4:DATA.AO14" chart:label-cell-address="DATA.DA9:DATA.DA9" chart:class="chart:scatter">
            <chart:data-point chart:repeated="11"/>
          </chart:series>
          <chart:series chart:style-name="ch15" chart:values-cell-range-address="DATA.AT4:DATA.AT14" chart:label-cell-address="DATA.DA10:DATA.DA10" chart:class="chart:scatter">
            <chart:data-point chart:repeated="11"/>
          </chart:series>
          <chart:series chart:style-name="ch16" chart:values-cell-range-address="DATA.AY4:DATA.AY14" chart:label-cell-address="DATA.DA11:DATA.DA11" chart:class="chart:scatter">
            <chart:data-point chart:repeated="11"/>
          </chart:series>
          <chart:series chart:style-name="ch17" chart:values-cell-range-address="DATA.BD4:DATA.BD14" chart:label-cell-address="DATA.DA12:DATA.DA12" chart:class="chart:scatter">
            <chart:data-point chart:repeated="11"/>
          </chart:series>
          <chart:series chart:style-name="ch18" chart:values-cell-range-address="DATA.BI4:DATA.BI14" chart:label-cell-address="DATA.DA13:DATA.DA13" chart:class="chart:scatter">
            <chart:data-point chart:repeated="11"/>
          </chart:series>
          <chart:series chart:style-name="ch19" chart:values-cell-range-address="DATA.BN4:DATA.BN14" chart:label-cell-address="DATA.DA14:DATA.DA14" chart:class="chart:scatter">
            <chart:data-point chart:repeated="11"/>
          </chart:series>
          <chart:series chart:style-name="ch20" chart:values-cell-range-address="DATA.BS4:DATA.BS14" chart:label-cell-address="DATA.DA15:DATA.DA15" chart:class="chart:scatter">
            <chart:data-point chart:repeated="11"/>
          </chart:series>
          <chart:series chart:style-name="ch21" chart:values-cell-range-address="DATA.BX4:DATA.BX14" chart:label-cell-address="DATA.DA16:DATA.DA16" chart:class="chart:scatter">
            <chart:data-point chart:repeated="11"/>
          </chart:series>
          <chart:series chart:style-name="ch22" chart:values-cell-range-address="DATA.CC4:DATA.CC14" chart:label-cell-address="DATA.DA17:DATA.DA17" chart:class="chart:scatter">
            <chart:data-point chart:repeated="11"/>
          </chart:series>
          <chart:series chart:style-name="ch23" chart:values-cell-range-address="DATA.CH4:DATA.CH14" chart:label-cell-address="DATA.DA18:DATA.DA18" chart:class="chart:scatter">
            <chart:data-point chart:repeated="11"/>
          </chart:series>
          <chart:series chart:style-name="ch24" chart:values-cell-range-address="DATA.CM4:DATA.CM14" chart:label-cell-address="DATA.DA19:DATA.DA19" chart:class="chart:scatter">
            <chart:data-point chart:repeated="11"/>
          </chart:series>
          <chart:series chart:style-name="ch25" chart:values-cell-range-address="DATA.CR4:DATA.CR14" chart:label-cell-address="DATA.DA20:DATA.DA20" chart:class="chart:scatter">
            <chart:data-point chart:repeated="11"/>
          </chart:series>
          <chart:series chart:style-name="ch26" chart:values-cell-range-address="DATA.CW4:DATA.CW14" chart:label-cell-address="DATA.DA21:DATA.DA21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DA2:DATA.DA2</svg:desc>
                </draw:g>
              </table:table-cell>
              <table:table-cell office:value-type="string">
                <text:p>copy_intro</text:p>
                <draw:g>
                  <svg:desc>DATA.DA3:DATA.DA3</svg:desc>
                </draw:g>
              </table:table-cell>
              <table:table-cell office:value-type="string">
                <text:p>e-fact</text:p>
                <draw:g>
                  <svg:desc>DATA.DA4:DATA.DA4</svg:desc>
                </draw:g>
              </table:table-cell>
              <table:table-cell office:value-type="string">
                <text:p>e-simple</text:p>
                <draw:g>
                  <svg:desc>DATA.DA5:DATA.DA5</svg:desc>
                </draw:g>
              </table:table-cell>
              <table:table-cell office:value-type="string">
                <text:p>hors</text:p>
                <draw:g>
                  <svg:desc>DATA.DA6:DATA.DA6</svg:desc>
                </draw:g>
              </table:table-cell>
              <table:table-cell office:value-type="string">
                <text:p>hrec</text:p>
                <draw:g>
                  <svg:desc>DATA.DA7:DATA.DA7</svg:desc>
                </draw:g>
              </table:table-cell>
              <table:table-cell office:value-type="string">
                <text:p>intro1</text:p>
                <draw:g>
                  <svg:desc>DATA.DA8:DATA.DA8</svg:desc>
                </draw:g>
              </table:table-cell>
              <table:table-cell office:value-type="string">
                <text:p>intro3</text:p>
                <draw:g>
                  <svg:desc>DATA.DA9:DATA.DA9</svg:desc>
                </draw:g>
              </table:table-cell>
              <table:table-cell office:value-type="string">
                <text:p>l-zipmap</text:p>
                <draw:g>
                  <svg:desc>DATA.DA10:DATA.DA10</svg:desc>
                </draw:g>
              </table:table-cell>
              <table:table-cell office:value-type="string">
                <text:p>l-zipunzip</text:p>
                <draw:g>
                  <svg:desc>DATA.DA11:DATA.DA11</svg:desc>
                </draw:g>
              </table:table-cell>
              <table:table-cell office:value-type="string">
                <text:p>max</text:p>
                <draw:g>
                  <svg:desc>DATA.DA12:DATA.DA12</svg:desc>
                </draw:g>
              </table:table-cell>
              <table:table-cell office:value-type="string">
                <text:p>mc91</text:p>
                <draw:g>
                  <svg:desc>DATA.DA13:DATA.DA13</svg:desc>
                </draw:g>
              </table:table-cell>
              <table:table-cell office:value-type="string">
                <text:p>mc91-e</text:p>
                <draw:g>
                  <svg:desc>DATA.DA14:DATA.DA14</svg:desc>
                </draw:g>
              </table:table-cell>
              <table:table-cell office:value-type="string">
                <text:p>mult</text:p>
                <draw:g>
                  <svg:desc>DATA.DA15:DATA.DA15</svg:desc>
                </draw:g>
              </table:table-cell>
              <table:table-cell office:value-type="string">
                <text:p>mult-e</text:p>
                <draw:g>
                  <svg:desc>DATA.DA16:DATA.DA16</svg:desc>
                </draw:g>
              </table:table-cell>
              <table:table-cell office:value-type="string">
                <text:p>repeat-e</text:p>
                <draw:g>
                  <svg:desc>DATA.DA17:DATA.DA17</svg:desc>
                </draw:g>
              </table:table-cell>
              <table:table-cell office:value-type="string">
                <text:p>r-lock</text:p>
                <draw:g>
                  <svg:desc>DATA.DA18:DATA.DA18</svg:desc>
                </draw:g>
              </table:table-cell>
              <table:table-cell office:value-type="string">
                <text:p>r-lock-e</text:p>
                <draw:g>
                  <svg:desc>DATA.DA19:DATA.DA19</svg:desc>
                </draw:g>
              </table:table-cell>
              <table:table-cell office:value-type="string">
                <text:p>sum</text:p>
                <draw:g>
                  <svg:desc>DATA.DA20:DATA.DA20</svg:desc>
                </draw:g>
              </table:table-cell>
              <table:table-cell office:value-type="string">
                <text:p>sum-e</text:p>
                <draw:g>
                  <svg:desc>DATA.DA21:DATA.D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4</svg:desc>
                </draw:g>
              </table:table-cell>
              <table:table-cell office:value-type="float" office:value="0.012">
                <text:p>0.012</text:p>
                <draw:g>
                  <svg:desc>DATA.F4:DATA.F14</svg:desc>
                </draw:g>
              </table:table-cell>
              <table:table-cell office:value-type="float" office:value="0.01">
                <text:p>0.01</text:p>
                <draw:g>
                  <svg:desc>DATA.K4:DATA.K14</svg:desc>
                </draw:g>
              </table:table-cell>
              <table:table-cell office:value-type="float" office:value="0.01">
                <text:p>0.01</text:p>
                <draw:g>
                  <svg:desc>DATA.P4:DATA.P14</svg:desc>
                </draw:g>
              </table:table-cell>
              <table:table-cell office:value-type="float" office:value="0.00933333333333333">
                <text:p>0.00933333333333333</text:p>
                <draw:g>
                  <svg:desc>DATA.U4:DATA.U14</svg:desc>
                </draw:g>
              </table:table-cell>
              <table:table-cell office:value-type="float" office:value="0.01">
                <text:p>0.01</text:p>
                <draw:g>
                  <svg:desc>DATA.Z4:DATA.Z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E4:DATA.AE14</svg:desc>
                </draw:g>
              </table:table-cell>
              <table:table-cell office:value-type="float" office:value="0.00933333333333333">
                <text:p>0.00933333333333333</text:p>
                <draw:g>
                  <svg:desc>DATA.AJ4:DATA.AJ14</svg:desc>
                </draw:g>
              </table:table-cell>
              <table:table-cell office:value-type="float" office:value="0.01">
                <text:p>0.01</text:p>
                <draw:g>
                  <svg:desc>DATA.AO4:DATA.AO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T4:DATA.AT14</svg:desc>
                </draw:g>
              </table:table-cell>
              <table:table-cell office:value-type="float" office:value="0.009">
                <text:p>0.009</text:p>
                <draw:g>
                  <svg:desc>DATA.AY4:DATA.AY14</svg:desc>
                </draw:g>
              </table:table-cell>
              <table:table-cell office:value-type="float" office:value="0.0103333333333333">
                <text:p>0.0103333333333333</text:p>
                <draw:g>
                  <svg:desc>DATA.BD4:DATA.BD14</svg:desc>
                </draw:g>
              </table:table-cell>
              <table:table-cell office:value-type="float" office:value="0.01">
                <text:p>0.01</text:p>
                <draw:g>
                  <svg:desc>DATA.BI4:DATA.BI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N4:DATA.BN14</svg:desc>
                </draw:g>
              </table:table-cell>
              <table:table-cell office:value-type="float" office:value="0.00933333333333333">
                <text:p>0.00933333333333333</text:p>
                <draw:g>
                  <svg:desc>DATA.BS4:DATA.BS14</svg:desc>
                </draw:g>
              </table:table-cell>
              <table:table-cell office:value-type="float" office:value="0.01">
                <text:p>0.01</text:p>
                <draw:g>
                  <svg:desc>DATA.BX4:DATA.BX14</svg:desc>
                </draw:g>
              </table:table-cell>
              <table:table-cell office:value-type="float" office:value="0.0103333333333333">
                <text:p>0.0103333333333333</text:p>
                <draw:g>
                  <svg:desc>DATA.CC4:DATA.CC14</svg:desc>
                </draw:g>
              </table:table-cell>
              <table:table-cell office:value-type="float" office:value="0.00966666666666667">
                <text:p>0.00966666666666667</text:p>
                <draw:g>
                  <svg:desc>DATA.CH4:DATA.CH14</svg:desc>
                </draw:g>
              </table:table-cell>
              <table:table-cell office:value-type="float" office:value="0.01">
                <text:p>0.01</text:p>
                <draw:g>
                  <svg:desc>DATA.CM4:DATA.CM14</svg:desc>
                </draw:g>
              </table:table-cell>
              <table:table-cell office:value-type="float" office:value="0.009">
                <text:p>0.009</text:p>
                <draw:g>
                  <svg:desc>DATA.CR4:DATA.CR14</svg:desc>
                </draw:g>
              </table:table-cell>
              <table:table-cell office:value-type="float" office:value="0.011">
                <text:p>0.011</text:p>
                <draw:g>
                  <svg:desc>DATA.CW4:DATA.CW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">
                <text:p>0.009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23333333333333">
                <text:p>0.01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9666666666667">
                <text:p>0.149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516666666666667">
                <text:p>0.0516666666666667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17666666666667">
                <text:p>0.917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446666666666667">
                <text:p>0.044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0873333333333333">
                <text:p>0.087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43333333333333">
                <text:p>0.014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97">
                <text:p>6.97</text:p>
              </table:table-cell>
              <table:table-cell office:value-type="float" office:value="0.0373333333333333">
                <text:p>0.037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99">
                <text:p>0.099</text:p>
              </table:table-cell>
              <table:table-cell office:value-type="float" office:value="0.01">
                <text:p>0.01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653333333333333">
                <text:p>0.0653333333333333</text:p>
              </table:table-cell>
              <table:table-cell office:value-type="float" office:value="0.027">
                <text:p>0.02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0.325666666666667">
                <text:p>0.325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16666666666667">
                <text:p>0.02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5">
                <text:p>0.015</text:p>
              </table:table-cell>
              <table:table-cell office:value-type="float" office:value="0.342">
                <text:p>0.342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">
                <text:p>0.009</text:p>
              </table:table-cell>
              <table:table-cell office:value-type="float" office:value="0.0736666666666667">
                <text:p>0.073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1.792">
                <text:p>1.792</text:p>
              </table:table-cell>
              <table:table-cell office:value-type="float" office:value="1.21733333333333">
                <text:p>1.217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83333333333333">
                <text:p>0.068333333333333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6">
                <text:p>0.016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118666666666667">
                <text:p>0.118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012">
                <text:p>0.012</text:p>
              </table:table-cell>
              <table:table-cell office:value-type="float" office:value="6.28933333333333">
                <text:p>6.28933333333333</text:p>
              </table:table-cell>
              <table:table-cell office:value-type="float" office:value="0.656333333333333">
                <text:p>0.656333333333333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173333333333333">
                <text:p>0.017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706666666666667">
                <text:p>0.070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10">
                <text:p>10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112666666666667">
                <text:p>0.112666666666667</text:p>
              </table:table-cell>
              <table:table-cell office:value-type="float" office:value="0.05">
                <text:p>0.05</text:p>
              </table:table-cell>
              <table:table-cell office:value-type="float" office:value="0.013">
                <text:p>0.013</text:p>
              </table:table-cell>
              <table:table-cell office:value-type="float" office:value="10">
                <text:p>10</text:p>
              </table:table-cell>
              <table:table-cell office:value-type="float" office:value="2.75866666666667">
                <text:p>2.75866666666667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02666666666667">
                <text:p>0.102666666666667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23">
                <text:p>0.023</text:p>
              </table:table-cell>
              <table:table-cell office:value-type="float" office:value="10">
                <text:p>10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148333333333333">
                <text:p>0.148333333333333</text:p>
              </table:table-cell>
              <table:table-cell office:value-type="float" office:value="0.062">
                <text:p>0.06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52">
                <text:p>0.052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